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pd1" office:value-type="string" calcext:value-type="string">
            <text:p>graph_type</text:p>
          </table:table-cell>
          <table:table-cell table:style-name="pd1" office:value-type="string" calcext:value-type="string">
            <text:p>d</text:p>
          </table:table-cell>
          <table:table-cell table:style-name="pd1" office:value-type="string" calcext:value-type="string">
            <text:p>graph_no</text:p>
          </table:table-cell>
          <table:table-cell table:style-name="pd1" office:value-type="string" calcext:value-type="string">
            <text:p>algo</text:p>
          </table:table-cell>
          <table:table-cell table:style-name="pd1" office:value-type="string" calcext:value-type="string">
            <text:p>nSHD_c</text:p>
          </table:table-cell>
          <table:table-cell table:style-name="pd1" office:value-type="string" calcext:value-type="string">
            <text:p>tpr_c</text:p>
          </table:table-cell>
          <table:table-cell table:style-name="pd1" office:value-type="string" calcext:value-type="string">
            <text:p>size</text:p>
          </table:table-cell>
          <table:table-cell table:style-name="pd1" office:value-type="string" calcext:value-type="string">
            <text:p>graph_set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6753" calcext:value-type="float">
            <text:p>0.67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8182" calcext:value-type="float">
            <text:p>0.81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703" calcext:value-type="float">
            <text:p>0.67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9605" calcext:value-type="float">
            <text:p>0.96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875" calcext:value-type="float">
            <text:p>0.8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9667" calcext:value-type="float">
            <text:p>1.9667</text:p>
          </table:table-cell>
          <table:table-cell office:value-type="float" office:value="0.8228" calcext:value-type="float">
            <text:p>0.82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2.8333" calcext:value-type="float">
            <text:p>2.8333</text:p>
          </table:table-cell>
          <table:table-cell office:value-type="float" office:value="0.6774" calcext:value-type="float">
            <text:p>0.67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2.4333" calcext:value-type="float">
            <text:p>2.4333</text:p>
          </table:table-cell>
          <table:table-cell office:value-type="float" office:value="0.7297" calcext:value-type="float">
            <text:p>0.729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9125" calcext:value-type="float">
            <text:p>0.91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8429" calcext:value-type="float">
            <text:p>0.84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947" calcext:value-type="float">
            <text:p>0.894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451" calcext:value-type="float">
            <text:p>0.84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7158" calcext:value-type="float">
            <text:p>0.71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8714" calcext:value-type="float">
            <text:p>0.87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9036" calcext:value-type="float">
            <text:p>0.90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761" calcext:value-type="float">
            <text:p>0.67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7595" calcext:value-type="float">
            <text:p>0.759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922" calcext:value-type="float">
            <text:p>0.79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851" calcext:value-type="float">
            <text:p>0.885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7349" calcext:value-type="float">
            <text:p>0.73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2.0333" calcext:value-type="float">
            <text:p>2.0333</text:p>
          </table:table-cell>
          <table:table-cell office:value-type="float" office:value="0.7857" calcext:value-type="float">
            <text:p>0.78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718" calcext:value-type="float">
            <text:p>0.87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8194" calcext:value-type="float">
            <text:p>0.81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8987" calcext:value-type="float">
            <text:p>0.89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391" calcext:value-type="float">
            <text:p>0.73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87" calcext:value-type="float">
            <text:p>0.8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788" calcext:value-type="float">
            <text:p>0.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7222" calcext:value-type="float">
            <text:p>0.7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889" calcext:value-type="float">
            <text:p>0.88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387" calcext:value-type="float">
            <text:p>0.8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696" calcext:value-type="float">
            <text:p>0.86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1333" calcext:value-type="float">
            <text:p>0.133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8846" calcext:value-type="float">
            <text:p>0.88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966" calcext:value-type="float">
            <text:p>0.89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9643" calcext:value-type="float">
            <text:p>0.96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148" calcext:value-type="float">
            <text:p>0.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667" calcext:value-type="float">
            <text:p>0.8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364" calcext:value-type="float">
            <text:p>0.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5714" calcext:value-type="float">
            <text:p>0.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923" calcext:value-type="float">
            <text:p>0.69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9091" calcext:value-type="float">
            <text:p>0.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3333" calcext:value-type="float">
            <text:p>0.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182" calcext:value-type="float">
            <text:p>0.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4167" calcext:value-type="float">
            <text:p>0.4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937" calcext:value-type="float">
            <text:p>0.79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5246" calcext:value-type="float">
            <text:p>0.52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5522" calcext:value-type="float">
            <text:p>0.55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966" calcext:value-type="float">
            <text:p>0.89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07" calcext:value-type="float">
            <text:p>0.9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2" calcext:value-type="float">
            <text:p>0.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833" calcext:value-type="float">
            <text:p>0.7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6981" calcext:value-type="float">
            <text:p>0.69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103" calcext:value-type="float">
            <text:p>0.8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868" calcext:value-type="float">
            <text:p>0.88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78" calcext:value-type="float">
            <text:p>0.6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739" calcext:value-type="float">
            <text:p>0.67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259" calcext:value-type="float">
            <text:p>0.92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429" calcext:value-type="float">
            <text:p>0.64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885" calcext:value-type="float">
            <text:p>0.78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294" calcext:value-type="float">
            <text:p>0.52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125" calcext:value-type="float">
            <text:p>0.8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625" calcext:value-type="float">
            <text:p>0.5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6471" calcext:value-type="float">
            <text:p>0.64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833" calcext:value-type="float">
            <text:p>0.5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3846" calcext:value-type="float">
            <text:p>0.3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615" calcext:value-type="float">
            <text:p>0.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7333" calcext:value-type="float">
            <text:p>0.7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667" calcext:value-type="float">
            <text:p>0.8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5556" calcext:value-type="float">
            <text:p>0.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2667" calcext:value-type="float">
            <text:p>0.2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778" calcext:value-type="float">
            <text:p>0.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1818" calcext:value-type="float">
            <text:p>0.18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33" calcext:value-type="float">
            <text:p>0.8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0909" calcext:value-type="float">
            <text:p>0.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3571" calcext:value-type="float">
            <text:p>0.3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3.3" calcext:value-type="float">
            <text:p>3.3</text:p>
          </table:table-cell>
          <table:table-cell office:value-type="float" office:value="0.4706" calcext:value-type="float">
            <text:p>0.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2308" calcext:value-type="float">
            <text:p>0.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2222" calcext:value-type="float">
            <text:p>0.2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1538" calcext:value-type="float">
            <text:p>0.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3.5" calcext:value-type="float">
            <text:p>3.5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3.6" calcext:value-type="float">
            <text:p>3.6</text:p>
          </table:table-cell>
          <table:table-cell office:value-type="float" office:value="0.4615" calcext:value-type="float">
            <text:p>0.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4.1" calcext:value-type="float">
            <text:p>4.1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2727" calcext:value-type="float">
            <text:p>0.27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0833" calcext:value-type="float">
            <text:p>0.0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3077" calcext:value-type="float">
            <text:p>0.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3.1" calcext:value-type="float">
            <text:p>3.1</text:p>
          </table:table-cell>
          <table:table-cell office:value-type="float" office:value="0.5789" calcext:value-type="float">
            <text:p>0.57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3.9" calcext:value-type="float">
            <text:p>3.9</text:p>
          </table:table-cell>
          <table:table-cell office:value-type="float" office:value="0.0833" calcext:value-type="float">
            <text:p>0.0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3" calcext:value-type="float">
            <text:p>3</text:p>
          </table:table-cell>
          <table:table-cell office:value-type="float" office:value="0.5556" calcext:value-type="float">
            <text:p>0.5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3.2" calcext:value-type="float">
            <text:p>3.2</text:p>
          </table:table-cell>
          <table:table-cell office:value-type="float" office:value="0.5882" calcext:value-type="float">
            <text:p>0.58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4.1" calcext:value-type="float">
            <text:p>4.1</text:p>
          </table:table-cell>
          <table:table-cell office:value-type="float" office:value="0.1333" calcext:value-type="float">
            <text:p>0.1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3077" calcext:value-type="float">
            <text:p>0.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3333" calcext:value-type="float">
            <text:p>0.3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3.2" calcext:value-type="float">
            <text:p>3.2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269" calcext:value-type="float">
            <text:p>0.82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547" calcext:value-type="float">
            <text:p>0.75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9111" calcext:value-type="float">
            <text:p>0.91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719" calcext:value-type="float">
            <text:p>0.77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667" calcext:value-type="float">
            <text:p>0.86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939" calcext:value-type="float">
            <text:p>0.69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9778" calcext:value-type="float">
            <text:p>0.97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174" calcext:value-type="float">
            <text:p>0.71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958" calcext:value-type="float">
            <text:p>0.89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609" calcext:value-type="float">
            <text:p>0.76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231" calcext:value-type="float">
            <text:p>0.92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9535" calcext:value-type="float">
            <text:p>0.95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077" calcext:value-type="float">
            <text:p>0.80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038" calcext:value-type="float">
            <text:p>0.90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6667" calcext:value-type="float">
            <text:p>0.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286" calcext:value-type="float">
            <text:p>0.9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33" calcext:value-type="float">
            <text:p>0.9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091" calcext:value-type="float">
            <text:p>0.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333" calcext:value-type="float">
            <text:p>0.9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9231" calcext:value-type="float">
            <text:p>0.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412" calcext:value-type="float">
            <text:p>0.9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263" calcext:value-type="float">
            <text:p>0.92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24" calcext:value-type="float">
            <text:p>0.2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26" calcext:value-type="float">
            <text:p>0.26</text:p>
          </table:table-cell>
          <table:table-cell office:value-type="float" office:value="0.8739" calcext:value-type="float">
            <text:p>0.873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35" calcext:value-type="float">
            <text:p>0.35</text:p>
          </table:table-cell>
          <table:table-cell office:value-type="float" office:value="0.8283" calcext:value-type="float">
            <text:p>0.828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565" calcext:value-type="float">
            <text:p>0.95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08" calcext:value-type="float">
            <text:p>0.08</text:p>
          </table:table-cell>
          <table:table-cell office:value-type="float" office:value="0.977" calcext:value-type="float">
            <text:p>0.9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175" calcext:value-type="float">
            <text:p>0.91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27" calcext:value-type="float">
            <text:p>0.27</text:p>
          </table:table-cell>
          <table:table-cell office:value-type="float" office:value="0.8721" calcext:value-type="float">
            <text:p>0.87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27" calcext:value-type="float">
            <text:p>0.27</text:p>
          </table:table-cell>
          <table:table-cell office:value-type="float" office:value="0.8868" calcext:value-type="float">
            <text:p>0.88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663" calcext:value-type="float">
            <text:p>0.96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22" calcext:value-type="float">
            <text:p>0.22</text:p>
          </table:table-cell>
          <table:table-cell office:value-type="float" office:value="0.8791" calcext:value-type="float">
            <text:p>0.87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14" calcext:value-type="float">
            <text:p>0.14</text:p>
          </table:table-cell>
          <table:table-cell office:value-type="float" office:value="0.9254" calcext:value-type="float">
            <text:p>0.92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571" calcext:value-type="float">
            <text:p>0.95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19" calcext:value-type="float">
            <text:p>0.19</text:p>
          </table:table-cell>
          <table:table-cell office:value-type="float" office:value="0.9175" calcext:value-type="float">
            <text:p>0.91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25" calcext:value-type="float">
            <text:p>0.25</text:p>
          </table:table-cell>
          <table:table-cell office:value-type="float" office:value="0.8701" calcext:value-type="float">
            <text:p>0.87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12" calcext:value-type="float">
            <text:p>0.12</text:p>
          </table:table-cell>
          <table:table-cell office:value-type="float" office:value="0.9222" calcext:value-type="float">
            <text:p>0.92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26" calcext:value-type="float">
            <text:p>0.26</text:p>
          </table:table-cell>
          <table:table-cell office:value-type="float" office:value="0.875" calcext:value-type="float">
            <text:p>0.8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36" calcext:value-type="float">
            <text:p>0.36</text:p>
          </table:table-cell>
          <table:table-cell office:value-type="float" office:value="0.8202" calcext:value-type="float">
            <text:p>0.820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24" calcext:value-type="float">
            <text:p>0.24</text:p>
          </table:table-cell>
          <table:table-cell office:value-type="float" office:value="0.8835" calcext:value-type="float">
            <text:p>0.88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17" calcext:value-type="float">
            <text:p>0.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8.1" calcext:value-type="float">
            <text:p>8.1</text:p>
          </table:table-cell>
          <table:table-cell office:value-type="float" office:value="0.1546" calcext:value-type="float">
            <text:p>0.154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0.25" calcext:value-type="float">
            <text:p>10.25</text:p>
          </table:table-cell>
          <table:table-cell office:value-type="float" office:value="0.1299" calcext:value-type="float">
            <text:p>0.129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1.44" calcext:value-type="float">
            <text:p>11.44</text:p>
          </table:table-cell>
          <table:table-cell office:value-type="float" office:value="0.1364" calcext:value-type="float">
            <text:p>0.1364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1.69" calcext:value-type="float">
            <text:p>11.69</text:p>
          </table:table-cell>
          <table:table-cell office:value-type="float" office:value="0.1232" calcext:value-type="float">
            <text:p>0.1232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6.45" calcext:value-type="float">
            <text:p>6.45</text:p>
          </table:table-cell>
          <table:table-cell office:value-type="float" office:value="0.2755" calcext:value-type="float">
            <text:p>0.275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5.54" calcext:value-type="float">
            <text:p>5.54</text:p>
          </table:table-cell>
          <table:table-cell office:value-type="float" office:value="0.3152" calcext:value-type="float">
            <text:p>0.31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8.77" calcext:value-type="float">
            <text:p>8.77</text:p>
          </table:table-cell>
          <table:table-cell office:value-type="float" office:value="0.1741" calcext:value-type="float">
            <text:p>0.174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8.15" calcext:value-type="float">
            <text:p>8.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9.74" calcext:value-type="float">
            <text:p>9.74</text:p>
          </table:table-cell>
          <table:table-cell office:value-type="float" office:value="0.1042" calcext:value-type="float">
            <text:p>0.104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5.11" calcext:value-type="float">
            <text:p>5.11</text:p>
          </table:table-cell>
          <table:table-cell office:value-type="float" office:value="0.3541" calcext:value-type="float">
            <text:p>0.354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9.95" calcext:value-type="float">
            <text:p>9.95</text:p>
          </table:table-cell>
          <table:table-cell office:value-type="float" office:value="0.1571" calcext:value-type="float">
            <text:p>0.157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9.21" calcext:value-type="float">
            <text:p>9.21</text:p>
          </table:table-cell>
          <table:table-cell office:value-type="float" office:value="0.1199" calcext:value-type="float">
            <text:p>0.119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8.58" calcext:value-type="float">
            <text:p>8.58</text:p>
          </table:table-cell>
          <table:table-cell office:value-type="float" office:value="0.1196" calcext:value-type="float">
            <text:p>0.119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9.44" calcext:value-type="float">
            <text:p>9.44</text:p>
          </table:table-cell>
          <table:table-cell office:value-type="float" office:value="0.1507" calcext:value-type="float">
            <text:p>0.150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8.54" calcext:value-type="float">
            <text:p>8.54</text:p>
          </table:table-cell>
          <table:table-cell office:value-type="float" office:value="0.1692" calcext:value-type="float">
            <text:p>0.169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7.12" calcext:value-type="float">
            <text:p>7.12</text:p>
          </table:table-cell>
          <table:table-cell office:value-type="float" office:value="0.2169" calcext:value-type="float">
            <text:p>0.216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9.27" calcext:value-type="float">
            <text:p>9.27</text:p>
          </table:table-cell>
          <table:table-cell office:value-type="float" office:value="0.1343" calcext:value-type="float">
            <text:p>0.134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9.07" calcext:value-type="float">
            <text:p>9.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9.05" calcext:value-type="float">
            <text:p>9.05</text:p>
          </table:table-cell>
          <table:table-cell office:value-type="float" office:value="0.1198" calcext:value-type="float">
            <text:p>0.119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8.47" calcext:value-type="float">
            <text:p>8.47</text:p>
          </table:table-cell>
          <table:table-cell office:value-type="float" office:value="0.1513" calcext:value-type="float">
            <text:p>0.1513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7.64" calcext:value-type="float">
            <text:p>7.64</text:p>
          </table:table-cell>
          <table:table-cell office:value-type="float" office:value="0.1916" calcext:value-type="float">
            <text:p>0.1916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9.92" calcext:value-type="float">
            <text:p>9.92</text:p>
          </table:table-cell>
          <table:table-cell office:value-type="float" office:value="0.1306" calcext:value-type="float">
            <text:p>0.130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9.45" calcext:value-type="float">
            <text:p>9.45</text:p>
          </table:table-cell>
          <table:table-cell office:value-type="float" office:value="0.1352" calcext:value-type="float">
            <text:p>0.1352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7.24" calcext:value-type="float">
            <text:p>7.24</text:p>
          </table:table-cell>
          <table:table-cell office:value-type="float" office:value="0.2098" calcext:value-type="float">
            <text:p>0.209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7349" calcext:value-type="float">
            <text:p>0.73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6519" calcext:value-type="float">
            <text:p>0.65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3.5333" calcext:value-type="float">
            <text:p>3.5333</text:p>
          </table:table-cell>
          <table:table-cell office:value-type="float" office:value="0.5" calcext:value-type="float">
            <text:p>0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7213" calcext:value-type="float">
            <text:p>0.72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542" calcext:value-type="float">
            <text:p>0.854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2.3667" calcext:value-type="float">
            <text:p>2.3667</text:p>
          </table:table-cell>
          <table:table-cell office:value-type="float" office:value="0.6489" calcext:value-type="float">
            <text:p>0.64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7105" calcext:value-type="float">
            <text:p>0.7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054" calcext:value-type="float">
            <text:p>0.605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6694" calcext:value-type="float">
            <text:p>0.669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8598" calcext:value-type="float">
            <text:p>0.85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072" calcext:value-type="float">
            <text:p>0.80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2.7667" calcext:value-type="float">
            <text:p>2.7667</text:p>
          </table:table-cell>
          <table:table-cell office:value-type="float" office:value="0.6182" calcext:value-type="float">
            <text:p>0.6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25" calcext:value-type="float">
            <text:p>0.8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898" calcext:value-type="float">
            <text:p>0.8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5639" calcext:value-type="float">
            <text:p>0.56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316" calcext:value-type="float">
            <text:p>0.83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7281" calcext:value-type="float">
            <text:p>0.72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7069" calcext:value-type="float">
            <text:p>0.706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374" calcext:value-type="float">
            <text:p>0.73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7253" calcext:value-type="float">
            <text:p>0.72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37" calcext:value-type="float">
            <text:p>0.8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3.11" calcext:value-type="float">
            <text:p>3.11</text:p>
          </table:table-cell>
          <table:table-cell office:value-type="float" office:value="0.5869" calcext:value-type="float">
            <text:p>0.58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4.79" calcext:value-type="float">
            <text:p>4.79</text:p>
          </table:table-cell>
          <table:table-cell office:value-type="float" office:value="0.4" calcext:value-type="float">
            <text:p>0.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3.37" calcext:value-type="float">
            <text:p>3.37</text:p>
          </table:table-cell>
          <table:table-cell office:value-type="float" office:value="0.5556" calcext:value-type="float">
            <text:p>0.555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3.25" calcext:value-type="float">
            <text:p>3.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3.04" calcext:value-type="float">
            <text:p>3.04</text:p>
          </table:table-cell>
          <table:table-cell office:value-type="float" office:value="0.5894" calcext:value-type="float">
            <text:p>0.589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5193" calcext:value-type="float">
            <text:p>0.519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3.75" calcext:value-type="float">
            <text:p>3.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87" calcext:value-type="float">
            <text:p>2.87</text:p>
          </table:table-cell>
          <table:table-cell office:value-type="float" office:value="0.6214" calcext:value-type="float">
            <text:p>0.62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3.15" calcext:value-type="float">
            <text:p>3.15</text:p>
          </table:table-cell>
          <table:table-cell office:value-type="float" office:value="0.5817" calcext:value-type="float">
            <text:p>0.581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3.48" calcext:value-type="float">
            <text:p>3.48</text:p>
          </table:table-cell>
          <table:table-cell office:value-type="float" office:value="0.5465" calcext:value-type="float">
            <text:p>0.546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.67" calcext:value-type="float">
            <text:p>2.67</text:p>
          </table:table-cell>
          <table:table-cell office:value-type="float" office:value="0.6472" calcext:value-type="float">
            <text:p>0.64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3.14" calcext:value-type="float">
            <text:p>3.14</text:p>
          </table:table-cell>
          <table:table-cell office:value-type="float" office:value="0.5829" calcext:value-type="float">
            <text:p>0.582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4.07" calcext:value-type="float">
            <text:p>4.07</text:p>
          </table:table-cell>
          <table:table-cell office:value-type="float" office:value="0.4778" calcext:value-type="float">
            <text:p>0.477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86" calcext:value-type="float">
            <text:p>3.86</text:p>
          </table:table-cell>
          <table:table-cell office:value-type="float" office:value="0.4959" calcext:value-type="float">
            <text:p>0.495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4.71" calcext:value-type="float">
            <text:p>4.71</text:p>
          </table:table-cell>
          <table:table-cell office:value-type="float" office:value="0.3902" calcext:value-type="float">
            <text:p>0.390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2.68" calcext:value-type="float">
            <text:p>2.68</text:p>
          </table:table-cell>
          <table:table-cell office:value-type="float" office:value="0.6482" calcext:value-type="float">
            <text:p>0.648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2.38" calcext:value-type="float">
            <text:p>2.38</text:p>
          </table:table-cell>
          <table:table-cell office:value-type="float" office:value="0.6953" calcext:value-type="float">
            <text:p>0.695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2.83" calcext:value-type="float">
            <text:p>2.83</text:p>
          </table:table-cell>
          <table:table-cell office:value-type="float" office:value="0.6212" calcext:value-type="float">
            <text:p>0.62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4.14" calcext:value-type="float">
            <text:p>4.14</text:p>
          </table:table-cell>
          <table:table-cell office:value-type="float" office:value="0.4752" calcext:value-type="float">
            <text:p>0.475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3.25" calcext:value-type="float">
            <text:p>3.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3.24" calcext:value-type="float">
            <text:p>3.24</text:p>
          </table:table-cell>
          <table:table-cell office:value-type="float" office:value="0.5714" calcext:value-type="float">
            <text:p>0.57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4" calcext:value-type="float">
            <text:p>4</text:p>
          </table:table-cell>
          <table:table-cell office:value-type="float" office:value="0.4843" calcext:value-type="float">
            <text:p>0.484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2.56" calcext:value-type="float">
            <text:p>2.56</text:p>
          </table:table-cell>
          <table:table-cell office:value-type="float" office:value="0.6804" calcext:value-type="float">
            <text:p>0.680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2.57" calcext:value-type="float">
            <text:p>2.57</text:p>
          </table:table-cell>
          <table:table-cell office:value-type="float" office:value="0.6748" calcext:value-type="float">
            <text:p>0.674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571" calcext:value-type="float">
            <text:p>0.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9474" calcext:value-type="float">
            <text:p>0.9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7059" calcext:value-type="float">
            <text:p>0.70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19" calcext:value-type="float">
            <text:p>0.76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92" calcext:value-type="float">
            <text:p>0.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125" calcext:value-type="float">
            <text:p>0.8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833" calcext:value-type="float">
            <text:p>0.5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9474" calcext:value-type="float">
            <text:p>0.9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895" calcext:value-type="float">
            <text:p>0.7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333" calcext:value-type="float">
            <text:p>0.8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231" calcext:value-type="float">
            <text:p>0.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667" calcext:value-type="float">
            <text:p>0.8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8889" calcext:value-type="float">
            <text:p>0.8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451" calcext:value-type="float">
            <text:p>0.74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5444" calcext:value-type="float">
            <text:p>0.54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4634" calcext:value-type="float">
            <text:p>0.46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656" calcext:value-type="float">
            <text:p>0.76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136" calcext:value-type="float">
            <text:p>0.81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039" calcext:value-type="float">
            <text:p>0.80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538" calcext:value-type="float">
            <text:p>0.75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7037" calcext:value-type="float">
            <text:p>0.70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6615" calcext:value-type="float">
            <text:p>0.66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889" calcext:value-type="float">
            <text:p>0.88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6538" calcext:value-type="float">
            <text:p>0.65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3.0667" calcext:value-type="float">
            <text:p>3.0667</text:p>
          </table:table-cell>
          <table:table-cell office:value-type="float" office:value="0.3559" calcext:value-type="float">
            <text:p>0.355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478" calcext:value-type="float">
            <text:p>0.84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5357" calcext:value-type="float">
            <text:p>0.53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5652" calcext:value-type="float">
            <text:p>0.56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462" calcext:value-type="float">
            <text:p>0.84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182" calcext:value-type="float">
            <text:p>0.81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875" calcext:value-type="float">
            <text:p>0.8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9412" calcext:value-type="float">
            <text:p>0.9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68" calcext:value-type="float">
            <text:p>0.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6818" calcext:value-type="float">
            <text:p>0.6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421" calcext:value-type="float">
            <text:p>0.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667" calcext:value-type="float">
            <text:p>0.7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48" calcext:value-type="float">
            <text:p>0.90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261" calcext:value-type="float">
            <text:p>0.82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421" calcext:value-type="float">
            <text:p>0.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9565" calcext:value-type="float">
            <text:p>0.95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91" calcext:value-type="float">
            <text:p>0.90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63" calcext:value-type="float">
            <text:p>0.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947" calcext:value-type="float">
            <text:p>0.89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393" calcext:value-type="float">
            <text:p>0.83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923" calcext:value-type="float">
            <text:p>0.69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897" calcext:value-type="float">
            <text:p>0.58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8958" calcext:value-type="float">
            <text:p>0.89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4" calcext:value-type="float">
            <text:p>0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552" calcext:value-type="float">
            <text:p>0.65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9216" calcext:value-type="float">
            <text:p>0.92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705" calcext:value-type="float">
            <text:p>0.77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07" calcext:value-type="float">
            <text:p>0.8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569" calcext:value-type="float">
            <text:p>0.5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31" calcext:value-type="float">
            <text:p>0.84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679" calcext:value-type="float">
            <text:p>0.8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6528" calcext:value-type="float">
            <text:p>0.65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188" calcext:value-type="float">
            <text:p>0.7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8333" calcext:value-type="float">
            <text:p>0.8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62" calcext:value-type="float">
            <text:p>0.90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421" calcext:value-type="float">
            <text:p>0.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2.9" calcext:value-type="float">
            <text:p>2.9</text:p>
          </table:table-cell>
          <table:table-cell office:value-type="float" office:value="0.5185" calcext:value-type="float">
            <text:p>0.51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6897" calcext:value-type="float">
            <text:p>0.68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65" calcext:value-type="float">
            <text:p>0.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8571" calcext:value-type="float">
            <text:p>0.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7826" calcext:value-type="float">
            <text:p>0.7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4103" calcext:value-type="float">
            <text:p>0.41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718" calcext:value-type="float">
            <text:p>0.87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6" calcext:value-type="float">
            <text:p>3.6</text:p>
          </table:table-cell>
          <table:table-cell office:value-type="float" office:value="0.2188" calcext:value-type="float">
            <text:p>0.2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871" calcext:value-type="float">
            <text:p>0.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7692" calcext:value-type="float">
            <text:p>0.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5" calcext:value-type="float">
            <text:p>0.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788" calcext:value-type="float">
            <text:p>0.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429" calcext:value-type="float">
            <text:p>0.7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621" calcext:value-type="float">
            <text:p>0.86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6364" calcext:value-type="float">
            <text:p>0.6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4.4" calcext:value-type="float">
            <text:p>4.4</text:p>
          </table:table-cell>
          <table:table-cell office:value-type="float" office:value="0.4639" calcext:value-type="float">
            <text:p>0.463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4.7333" calcext:value-type="float">
            <text:p>4.7333</text:p>
          </table:table-cell>
          <table:table-cell office:value-type="float" office:value="0.442" calcext:value-type="float">
            <text:p>0.44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5.1667" calcext:value-type="float">
            <text:p>5.1667</text:p>
          </table:table-cell>
          <table:table-cell office:value-type="float" office:value="0.4194" calcext:value-type="float">
            <text:p>0.419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5.4667" calcext:value-type="float">
            <text:p>5.4667</text:p>
          </table:table-cell>
          <table:table-cell office:value-type="float" office:value="0.3947" calcext:value-type="float">
            <text:p>0.39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5.8667" calcext:value-type="float">
            <text:p>5.8667</text:p>
          </table:table-cell>
          <table:table-cell office:value-type="float" office:value="0.3716" calcext:value-type="float">
            <text:p>0.371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5.9333" calcext:value-type="float">
            <text:p>5.9333</text:p>
          </table:table-cell>
          <table:table-cell office:value-type="float" office:value="0.3144" calcext:value-type="float">
            <text:p>0.314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5.6667" calcext:value-type="float">
            <text:p>5.6667</text:p>
          </table:table-cell>
          <table:table-cell office:value-type="float" office:value="0.3512" calcext:value-type="float">
            <text:p>0.35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5.7667" calcext:value-type="float">
            <text:p>5.7667</text:p>
          </table:table-cell>
          <table:table-cell office:value-type="float" office:value="0.3353" calcext:value-type="float">
            <text:p>0.33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4.9667" calcext:value-type="float">
            <text:p>4.9667</text:p>
          </table:table-cell>
          <table:table-cell office:value-type="float" office:value="0.4068" calcext:value-type="float">
            <text:p>0.40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5.3" calcext:value-type="float">
            <text:p>5.3</text:p>
          </table:table-cell>
          <table:table-cell office:value-type="float" office:value="0.3846" calcext:value-type="float">
            <text:p>0.384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3.4" calcext:value-type="float">
            <text:p>3.4</text:p>
          </table:table-cell>
          <table:table-cell office:value-type="float" office:value="0.537" calcext:value-type="float">
            <text:p>0.5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4.2333" calcext:value-type="float">
            <text:p>4.2333</text:p>
          </table:table-cell>
          <table:table-cell office:value-type="float" office:value="0.4459" calcext:value-type="float">
            <text:p>0.445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6.1" calcext:value-type="float">
            <text:p>6.1</text:p>
          </table:table-cell>
          <table:table-cell office:value-type="float" office:value="0.3807" calcext:value-type="float">
            <text:p>0.380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6333" calcext:value-type="float">
            <text:p>3.6333</text:p>
          </table:table-cell>
          <table:table-cell office:value-type="float" office:value="0.4962" calcext:value-type="float">
            <text:p>0.496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5.3" calcext:value-type="float">
            <text:p>5.3</text:p>
          </table:table-cell>
          <table:table-cell office:value-type="float" office:value="0.4167" calcext:value-type="float">
            <text:p>0.41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5.7" calcext:value-type="float">
            <text:p>5.7</text:p>
          </table:table-cell>
          <table:table-cell office:value-type="float" office:value="0.3278" calcext:value-type="float">
            <text:p>0.32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6.0667" calcext:value-type="float">
            <text:p>6.0667</text:p>
          </table:table-cell>
          <table:table-cell office:value-type="float" office:value="0.335" calcext:value-type="float">
            <text:p>0.33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4.4667" calcext:value-type="float">
            <text:p>4.4667</text:p>
          </table:table-cell>
          <table:table-cell office:value-type="float" office:value="0.3931" calcext:value-type="float">
            <text:p>0.39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5" calcext:value-type="float">
            <text:p>5</text:p>
          </table:table-cell>
          <table:table-cell office:value-type="float" office:value="0.407" calcext:value-type="float">
            <text:p>0.40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6.7667" calcext:value-type="float">
            <text:p>6.7667</text:p>
          </table:table-cell>
          <table:table-cell office:value-type="float" office:value="0.2749" calcext:value-type="float">
            <text:p>0.27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5.4" calcext:value-type="float">
            <text:p>5.4</text:p>
          </table:table-cell>
          <table:table-cell office:value-type="float" office:value="0.3576" calcext:value-type="float">
            <text:p>0.357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7.0333" calcext:value-type="float">
            <text:p>7.0333</text:p>
          </table:table-cell>
          <table:table-cell office:value-type="float" office:value="0.2689" calcext:value-type="float">
            <text:p>0.268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3.7333" calcext:value-type="float">
            <text:p>3.7333</text:p>
          </table:table-cell>
          <table:table-cell office:value-type="float" office:value="0.5138" calcext:value-type="float">
            <text:p>0.513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4.8" calcext:value-type="float">
            <text:p>4.8</text:p>
          </table:table-cell>
          <table:table-cell office:value-type="float" office:value="0.4323" calcext:value-type="float">
            <text:p>0.43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6" calcext:value-type="float">
            <text:p>0.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9" calcext:value-type="float">
            <text:p>1.9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1.5" calcext:value-type="float">
            <text:p>1.5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1.1" calcext:value-type="float">
            <text:p>1.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1.4" calcext:value-type="float">
            <text:p>1.4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2.7" calcext:value-type="float">
            <text:p>2.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2.3" calcext:value-type="float">
            <text:p>2.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1875" calcext:value-type="float">
            <text:p>0.1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3" calcext:value-type="float">
            <text:p>3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3.1" calcext:value-type="float">
            <text:p>3.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2.7" calcext:value-type="float">
            <text:p>2.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3.7" calcext:value-type="float">
            <text:p>3.7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4.2" calcext:value-type="float">
            <text:p>4.2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1875" calcext:value-type="float">
            <text:p>0.1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3" calcext:value-type="float">
            <text:p>3</text:p>
          </table:table-cell>
          <table:table-cell office:value-type="float" office:value="0.294117647058823" calcext:value-type="float">
            <text:p>0.2941176470588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3.1" calcext:value-type="float">
            <text:p>3.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3.6" calcext:value-type="float">
            <text:p>3.6</text:p>
          </table:table-cell>
          <table:table-cell office:value-type="float" office:value="0.0555555555555556" calcext:value-type="float">
            <text:p>0.0555555555555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3.73333333333333" calcext:value-type="float">
            <text:p>3.73333333333333</text:p>
          </table:table-cell>
          <table:table-cell office:value-type="float" office:value="0.459302325581395" calcext:value-type="float">
            <text:p>0.45930232558139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0.570469798657718" calcext:value-type="float">
            <text:p>0.5704697986577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520231213872832" calcext:value-type="float">
            <text:p>0.52023121387283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8.13333333333333" calcext:value-type="float">
            <text:p>8.13333333333333</text:p>
          </table:table-cell>
          <table:table-cell office:value-type="float" office:value="0.177121771217712" calcext:value-type="float">
            <text:p>0.17712177121771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6" calcext:value-type="float">
            <text:p>2.6</text:p>
          </table:table-cell>
          <table:table-cell office:value-type="float" office:value="0.577922077922078" calcext:value-type="float">
            <text:p>0.5779220779220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567741935483871" calcext:value-type="float">
            <text:p>0.56774193548387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300884955752212" calcext:value-type="float">
            <text:p>0.30088495575221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0.328571428571429" calcext:value-type="float">
            <text:p>0.32857142857142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4.43333333333333" calcext:value-type="float">
            <text:p>4.43333333333333</text:p>
          </table:table-cell>
          <table:table-cell office:value-type="float" office:value="0.401015228426396" calcext:value-type="float">
            <text:p>0.4010152284263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524137931034483" calcext:value-type="float">
            <text:p>0.5241379310344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6" calcext:value-type="float">
            <text:p>6</text:p>
          </table:table-cell>
          <table:table-cell office:value-type="float" office:value="0.263681592039801" calcext:value-type="float">
            <text:p>0.2636815920398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0.334763948497854" calcext:value-type="float">
            <text:p>0.33476394849785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418079096045198" calcext:value-type="float">
            <text:p>0.41807909604519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617021276595745" calcext:value-type="float">
            <text:p>0.6170212765957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585185185185185" calcext:value-type="float">
            <text:p>0.58518518518518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560240963855422" calcext:value-type="float">
            <text:p>0.5602409638554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520710059171598" calcext:value-type="float">
            <text:p>0.5207100591715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50980392156863" calcext:value-type="float">
            <text:p>0.95098039215686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893203883495146" calcext:value-type="float">
            <text:p>0.89320388349514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0.801801801801802" calcext:value-type="float">
            <text:p>0.8018018018018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80769230769231" calcext:value-type="float">
            <text:p>0.98076923076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990384615384615" calcext:value-type="float">
            <text:p>0.9903846153846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774774774774775" calcext:value-type="float">
            <text:p>0.7747747747747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2" calcext:value-type="float">
            <text:p>3.2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51612903225806" calcext:value-type="float">
            <text:p>0.4516129032258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2" calcext:value-type="float">
            <text:p>3.2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787878787878788" calcext:value-type="float">
            <text:p>0.78787878787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0.536585365853659" calcext:value-type="float">
            <text:p>0.5365853658536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0641025641025641" calcext:value-type="float">
            <text:p>0.06410256410256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0689655172413793" calcext:value-type="float">
            <text:p>0.068965517241379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5.73333333333333" calcext:value-type="float">
            <text:p>5.73333333333333</text:p>
          </table:table-cell>
          <table:table-cell office:value-type="float" office:value="0.0232558139534884" calcext:value-type="float">
            <text:p>0.02325581395348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0.0283018867924528" calcext:value-type="float">
            <text:p>0.028301886792452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6.43333333333333" calcext:value-type="float">
            <text:p>6.43333333333333</text:p>
          </table:table-cell>
          <table:table-cell office:value-type="float" office:value="0.0521739130434783" calcext:value-type="float">
            <text:p>0.052173913043478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5.86666666666667" calcext:value-type="float">
            <text:p>5.86666666666667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6.26666666666667" calcext:value-type="float">
            <text:p>6.26666666666667</text:p>
          </table:table-cell>
          <table:table-cell office:value-type="float" office:value="0.0677966101694915" calcext:value-type="float">
            <text:p>0.06779661016949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5.86666666666667" calcext:value-type="float">
            <text:p>5.86666666666667</text:p>
          </table:table-cell>
          <table:table-cell office:value-type="float" office:value="0.074468085106383" calcext:value-type="float">
            <text:p>0.0744680851063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.0348837209302326" calcext:value-type="float">
            <text:p>0.03488372093023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6" calcext:value-type="float">
            <text:p>6</text:p>
          </table:table-cell>
          <table:table-cell office:value-type="float" office:value="0.021505376344086" calcext:value-type="float">
            <text:p>0.0215053763440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5.73333333333333" calcext:value-type="float">
            <text:p>5.73333333333333</text:p>
          </table:table-cell>
          <table:table-cell office:value-type="float" office:value="0.119266055045872" calcext:value-type="float">
            <text:p>0.11926605504587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5.4" calcext:value-type="float">
            <text:p>5.4</text:p>
          </table:table-cell>
          <table:table-cell office:value-type="float" office:value="0.10989010989011" calcext:value-type="float">
            <text:p>0.10989010989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6" calcext:value-type="float">
            <text:p>6</text:p>
          </table:table-cell>
          <table:table-cell office:value-type="float" office:value="0.0618556701030928" calcext:value-type="float">
            <text:p>0.061855670103092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5.9" calcext:value-type="float">
            <text:p>5.9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4.96666666666667" calcext:value-type="float">
            <text:p>4.96666666666667</text:p>
          </table:table-cell>
          <table:table-cell office:value-type="float" office:value="0.225806451612903" calcext:value-type="float">
            <text:p>0.22580645161290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9811320754717" calcext:value-type="float">
            <text:p>0.198113207547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.0752688172043011" calcext:value-type="float">
            <text:p>0.0752688172043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6.13333333333333" calcext:value-type="float">
            <text:p>6.13333333333333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6.03333333333333" calcext:value-type="float">
            <text:p>6.03333333333333</text:p>
          </table:table-cell>
          <table:table-cell office:value-type="float" office:value="0.08" calcext:value-type="float">
            <text:p>0.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5.76666666666667" calcext:value-type="float">
            <text:p>5.76666666666667</text:p>
          </table:table-cell>
          <table:table-cell office:value-type="float" office:value="0.0444444444444444" calcext:value-type="float">
            <text:p>0.04444444444444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5.03333333333333" calcext:value-type="float">
            <text:p>5.03333333333333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9" calcext:value-type="float">
            <text:p>0.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407766990291262" calcext:value-type="float">
            <text:p>0.4077669902912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0.330357142857143" calcext:value-type="float">
            <text:p>0.3303571428571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417721518987342" calcext:value-type="float">
            <text:p>0.41772151898734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382608695652174" calcext:value-type="float">
            <text:p>0.38260869565217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41" calcext:value-type="float">
            <text:p>0.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25396825396825" calcext:value-type="float">
            <text:p>0.8253968253968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63380281690141" calcext:value-type="float">
            <text:p>0.563380281690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443396226415094" calcext:value-type="float">
            <text:p>0.4433962264150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4.53333333333333" calcext:value-type="float">
            <text:p>4.53333333333333</text:p>
          </table:table-cell>
          <table:table-cell office:value-type="float" office:value="0.164383561643836" calcext:value-type="float">
            <text:p>0.1643835616438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38636363636364" calcext:value-type="float">
            <text:p>0.7386363636363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4.26666666666667" calcext:value-type="float">
            <text:p>4.26666666666667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0.271523178807947" calcext:value-type="float">
            <text:p>0.2715231788079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6" calcext:value-type="float">
            <text:p>0.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46666666666667" calcext:value-type="float">
            <text:p>3.46666666666667</text:p>
          </table:table-cell>
          <table:table-cell office:value-type="float" office:value="0.253968253968254" calcext:value-type="float">
            <text:p>0.25396825396825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0.415929203539823" calcext:value-type="float">
            <text:p>0.4159292035398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287037037037037" calcext:value-type="float">
            <text:p>0.2870370370370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662162162162162" calcext:value-type="float">
            <text:p>0.6621621621621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19444444444444" calcext:value-type="float">
            <text:p>0.8194444444444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79310344827586" calcext:value-type="float">
            <text:p>0.879310344827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49152542372881" calcext:value-type="float">
            <text:p>0.9491525423728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51612903225806" calcext:value-type="float">
            <text:p>0.951612903225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36507936507936" calcext:value-type="float">
            <text:p>0.9365079365079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50819672131147" calcext:value-type="float">
            <text:p>0.9508196721311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15254237288135" calcext:value-type="float">
            <text:p>0.9152542372881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46478873239437" calcext:value-type="float">
            <text:p>0.7464788732394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82758620689655" calcext:value-type="float">
            <text:p>0.9827586206896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84615384615385" calcext:value-type="float">
            <text:p>0.9846153846153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14893617021277" calcext:value-type="float">
            <text:p>0.9148936170212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76666666666667" calcext:value-type="float">
            <text:p>1.7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463414634146341" calcext:value-type="float">
            <text:p>0.4634146341463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5" calcext:value-type="float">
            <text:p>1.5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0857142857142857" calcext:value-type="float">
            <text:p>0.08571428571428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0.0980392156862745" calcext:value-type="float">
            <text:p>0.09803921568627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2.5" calcext:value-type="float">
            <text:p>2.5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2.26666666666667" calcext:value-type="float">
            <text:p>2.26666666666667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0975609756097561" calcext:value-type="float">
            <text:p>0.09756097560975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191489361702128" calcext:value-type="float">
            <text:p>0.1914893617021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2.3" calcext:value-type="float">
            <text:p>2.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0576923076923077" calcext:value-type="float">
            <text:p>0.05769230769230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0888888888888889" calcext:value-type="float">
            <text:p>0.08888888888888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0.113207547169811" calcext:value-type="float">
            <text:p>0.1132075471698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0.0975609756097561" calcext:value-type="float">
            <text:p>0.09756097560975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3" calcext:value-type="float">
            <text:p>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2.86666666666667" calcext:value-type="float">
            <text:p>2.86666666666667</text:p>
          </table:table-cell>
          <table:table-cell office:value-type="float" office:value="0.170212765957447" calcext:value-type="float">
            <text:p>0.1702127659574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2.23333333333333" calcext:value-type="float">
            <text:p>2.2333333333333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1.3" calcext:value-type="float">
            <text:p>1.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1.4" calcext:value-type="float">
            <text:p>1.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1.4" calcext:value-type="float">
            <text:p>1.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1.7" calcext:value-type="float">
            <text:p>1.7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1.6" calcext:value-type="float">
            <text:p>1.6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2" calcext:value-type="float">
            <text:p>2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1.1" calcext:value-type="float">
            <text:p>1.1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1.5" calcext:value-type="float">
            <text:p>1.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8.36666666666667" calcext:value-type="float">
            <text:p>8.3666666666666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7.63333333333333" calcext:value-type="float">
            <text:p>7.63333333333333</text:p>
          </table:table-cell>
          <table:table-cell office:value-type="float" office:value="0.20377358490566" calcext:value-type="float">
            <text:p>0.203773584905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7.06666666666667" calcext:value-type="float">
            <text:p>7.06666666666667</text:p>
          </table:table-cell>
          <table:table-cell office:value-type="float" office:value="0.280442804428044" calcext:value-type="float">
            <text:p>0.28044280442804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7.36666666666667" calcext:value-type="float">
            <text:p>7.36666666666667</text:p>
          </table:table-cell>
          <table:table-cell office:value-type="float" office:value="0.212927756653992" calcext:value-type="float">
            <text:p>0.21292775665399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.205761316872428" calcext:value-type="float">
            <text:p>0.20576131687242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6.7" calcext:value-type="float">
            <text:p>6.7</text:p>
          </table:table-cell>
          <table:table-cell office:value-type="float" office:value="0.284584980237154" calcext:value-type="float">
            <text:p>0.2845849802371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7.73333333333333" calcext:value-type="float">
            <text:p>7.73333333333333</text:p>
          </table:table-cell>
          <table:table-cell office:value-type="float" office:value="0.180451127819549" calcext:value-type="float">
            <text:p>0.18045112781954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8.9" calcext:value-type="float">
            <text:p>8.9</text:p>
          </table:table-cell>
          <table:table-cell office:value-type="float" office:value="0.170491803278689" calcext:value-type="float">
            <text:p>0.17049180327868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.212230215827338" calcext:value-type="float">
            <text:p>0.21223021582733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8.3" calcext:value-type="float">
            <text:p>8.3</text:p>
          </table:table-cell>
          <table:table-cell office:value-type="float" office:value="0.203508771929825" calcext:value-type="float">
            <text:p>0.2035087719298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7.36666666666667" calcext:value-type="float">
            <text:p>7.36666666666667</text:p>
          </table:table-cell>
          <table:table-cell office:value-type="float" office:value="0.221774193548387" calcext:value-type="float">
            <text:p>0.22177419354838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7.56666666666667" calcext:value-type="float">
            <text:p>7.56666666666667</text:p>
          </table:table-cell>
          <table:table-cell office:value-type="float" office:value="0.239285714285714" calcext:value-type="float">
            <text:p>0.23928571428571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7.8" calcext:value-type="float">
            <text:p>7.8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6.43333333333333" calcext:value-type="float">
            <text:p>6.4333333333333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7.1" calcext:value-type="float">
            <text:p>7.1</text:p>
          </table:table-cell>
          <table:table-cell office:value-type="float" office:value="0.276264591439689" calcext:value-type="float">
            <text:p>0.27626459143968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8.1" calcext:value-type="float">
            <text:p>8.1</text:p>
          </table:table-cell>
          <table:table-cell office:value-type="float" office:value="0.22680412371134" calcext:value-type="float">
            <text:p>0.226804123711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8.1" calcext:value-type="float">
            <text:p>8.1</text:p>
          </table:table-cell>
          <table:table-cell office:value-type="float" office:value="0.234265734265734" calcext:value-type="float">
            <text:p>0.23426573426573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7.1" calcext:value-type="float">
            <text:p>7.1</text:p>
          </table:table-cell>
          <table:table-cell office:value-type="float" office:value="0.248091603053435" calcext:value-type="float">
            <text:p>0.24809160305343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8.03333333333333" calcext:value-type="float">
            <text:p>8.03333333333333</text:p>
          </table:table-cell>
          <table:table-cell office:value-type="float" office:value="0.197718631178707" calcext:value-type="float">
            <text:p>0.1977186311787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0.170068027210884" calcext:value-type="float">
            <text:p>0.17006802721088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6.06666666666667" calcext:value-type="float">
            <text:p>6.06666666666667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5.9" calcext:value-type="float">
            <text:p>5.9</text:p>
          </table:table-cell>
          <table:table-cell office:value-type="float" office:value="0.292372881355932" calcext:value-type="float">
            <text:p>0.29237288135593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0.186311787072243" calcext:value-type="float">
            <text:p>0.18631178707224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2.6" calcext:value-type="float">
            <text:p>2.6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848214285714286" calcext:value-type="float">
            <text:p>0.84821428571428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92156862745098" calcext:value-type="float">
            <text:p>0.8921568627450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7355371900826" calcext:value-type="float">
            <text:p>0.9173553719008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70873786407767" calcext:value-type="float">
            <text:p>0.9708737864077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80188679245283" calcext:value-type="float">
            <text:p>0.801886792452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5" calcext:value-type="float">
            <text:p>0.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907563025210084" calcext:value-type="float">
            <text:p>0.90756302521008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7962962962963" calcext:value-type="float">
            <text:p>0.8796296296296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0.807339449541284" calcext:value-type="float">
            <text:p>0.80733944954128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792307692307692" calcext:value-type="float">
            <text:p>0.79230769230769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1.03333333333333" calcext:value-type="float">
            <text:p>1.03333333333333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708661417322835" calcext:value-type="float">
            <text:p>0.7086614173228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1.1" calcext:value-type="float">
            <text:p>1.1</text:p>
          </table:table-cell>
          <table:table-cell office:value-type="float" office:value="0.91588785046729" calcext:value-type="float">
            <text:p>0.915887850467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48979591836735" calcext:value-type="float">
            <text:p>0.9489795918367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55855855855856" calcext:value-type="float">
            <text:p>0.8558558558558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86666666666667" calcext:value-type="float">
            <text:p>3.8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4.8" calcext:value-type="float">
            <text:p>4.8</text:p>
          </table:table-cell>
          <table:table-cell office:value-type="float" office:value="0.05" calcext:value-type="float">
            <text:p>0.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4.03333333333333" calcext:value-type="float">
            <text:p>4.0333333333333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4.6" calcext:value-type="float">
            <text:p>4.6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.03333333333333" calcext:value-type="float">
            <text:p>4.0333333333333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4.13333333333333" calcext:value-type="float">
            <text:p>4.13333333333333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4.4" calcext:value-type="float">
            <text:p>4.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4.4" calcext:value-type="float">
            <text:p>4.4</text:p>
          </table:table-cell>
          <table:table-cell office:value-type="float" office:value="0.0882352941176471" calcext:value-type="float">
            <text:p>0.08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4.2" calcext:value-type="float">
            <text:p>4.2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4.36666666666667" calcext:value-type="float">
            <text:p>4.3666666666666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86666666666667" calcext:value-type="float">
            <text:p>3.8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4.9" calcext:value-type="float">
            <text:p>4.9</text:p>
          </table:table-cell>
          <table:table-cell office:value-type="float" office:value="0.292929292929293" calcext:value-type="float">
            <text:p>0.2929292929292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4.76666666666667" calcext:value-type="float">
            <text:p>4.7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4.46666666666667" calcext:value-type="float">
            <text:p>4.46666666666667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4.9" calcext:value-type="float">
            <text:p>4.9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5.2" calcext:value-type="float">
            <text:p>5.2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4.7" calcext:value-type="float">
            <text:p>4.7</text:p>
          </table:table-cell>
          <table:table-cell office:value-type="float" office:value="0.114754098360656" calcext:value-type="float">
            <text:p>0.1147540983606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5.1" calcext:value-type="float">
            <text:p>5.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4" calcext:value-type="float">
            <text:p>4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5.36666666666667" calcext:value-type="float">
            <text:p>5.3666666666666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5.4" calcext:value-type="float">
            <text:p>5.4</text:p>
          </table:table-cell>
          <table:table-cell office:value-type="float" office:value="0.313131313131313" calcext:value-type="float">
            <text:p>0.3131313131313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4.96666666666667" calcext:value-type="float">
            <text:p>4.96666666666667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4.6" calcext:value-type="float">
            <text:p>4.6</text:p>
          </table:table-cell>
          <table:table-cell office:value-type="float" office:value="0.19672131147541" calcext:value-type="float">
            <text:p>0.196721311475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5.1" calcext:value-type="float">
            <text:p>5.1</text:p>
          </table:table-cell>
          <table:table-cell office:value-type="float" office:value="0.268292682926829" calcext:value-type="float">
            <text:p>0.26829268292682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5" calcext:value-type="float">
            <text:p>5</text:p>
          </table:table-cell>
          <table:table-cell office:value-type="float" office:value="0.186440677966102" calcext:value-type="float">
            <text:p>0.1864406779661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5.56666666666667" calcext:value-type="float">
            <text:p>5.56666666666667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5.03333333333333" calcext:value-type="float">
            <text:p>5.03333333333333</text:p>
          </table:table-cell>
          <table:table-cell office:value-type="float" office:value="0.209677419354839" calcext:value-type="float">
            <text:p>0.2096774193548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447761194029851" calcext:value-type="float">
            <text:p>0.4477611940298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5" calcext:value-type="float">
            <text:p>5</text:p>
          </table:table-cell>
          <table:table-cell office:value-type="float" office:value="0.196428571428571" calcext:value-type="float">
            <text:p>0.1964285714285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4.43333333333333" calcext:value-type="float">
            <text:p>4.433333333333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5.13333333333333" calcext:value-type="float">
            <text:p>5.1333333333333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68" calcext:value-type="float">
            <text:p>1.68</text:p>
          </table:table-cell>
          <table:table-cell office:value-type="float" office:value="0.540322580645161" calcext:value-type="float">
            <text:p>0.54032258064516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6" calcext:value-type="float">
            <text:p>1.36</text:p>
          </table:table-cell>
          <table:table-cell office:value-type="float" office:value="0.646766169154229" calcext:value-type="float">
            <text:p>0.64676616915422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.48" calcext:value-type="float">
            <text:p>1.48</text:p>
          </table:table-cell>
          <table:table-cell office:value-type="float" office:value="0.601851851851852" calcext:value-type="float">
            <text:p>0.6018518518518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1.41" calcext:value-type="float">
            <text:p>1.41</text:p>
          </table:table-cell>
          <table:table-cell office:value-type="float" office:value="0.616740088105727" calcext:value-type="float">
            <text:p>0.6167400881057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55" calcext:value-type="float">
            <text:p>0.55</text:p>
          </table:table-cell>
          <table:table-cell office:value-type="float" office:value="0.932926829268293" calcext:value-type="float">
            <text:p>0.93292682926829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.12" calcext:value-type="float">
            <text:p>1.12</text:p>
          </table:table-cell>
          <table:table-cell office:value-type="float" office:value="0.690140845070423" calcext:value-type="float">
            <text:p>0.69014084507042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54" calcext:value-type="float">
            <text:p>0.54</text:p>
          </table:table-cell>
          <table:table-cell office:value-type="float" office:value="0.908045977011494" calcext:value-type="float">
            <text:p>0.90804597701149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13" calcext:value-type="float">
            <text:p>1.13</text:p>
          </table:table-cell>
          <table:table-cell office:value-type="float" office:value="0.702564102564102" calcext:value-type="float">
            <text:p>0.70256410256410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85" calcext:value-type="float">
            <text:p>1.85</text:p>
          </table:table-cell>
          <table:table-cell office:value-type="float" office:value="0.512" calcext:value-type="float">
            <text:p>0.5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75" calcext:value-type="float">
            <text:p>0.75</text:p>
          </table:table-cell>
          <table:table-cell office:value-type="float" office:value="0.781990521327014" calcext:value-type="float">
            <text:p>0.7819905213270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582329317269076" calcext:value-type="float">
            <text:p>0.5823293172690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1.18" calcext:value-type="float">
            <text:p>1.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93" calcext:value-type="float">
            <text:p>0.93</text:p>
          </table:table-cell>
          <table:table-cell office:value-type="float" office:value="0.740384615384615" calcext:value-type="float">
            <text:p>0.7403846153846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.53" calcext:value-type="float">
            <text:p>0.53</text:p>
          </table:table-cell>
          <table:table-cell office:value-type="float" office:value="0.831775700934579" calcext:value-type="float">
            <text:p>0.83177570093457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48" calcext:value-type="float">
            <text:p>1.48</text:p>
          </table:table-cell>
          <table:table-cell office:value-type="float" office:value="0.583941605839416" calcext:value-type="float">
            <text:p>0.5839416058394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59" calcext:value-type="float">
            <text:p>0.59</text:p>
          </table:table-cell>
          <table:table-cell office:value-type="float" office:value="0.87431693989071" calcext:value-type="float">
            <text:p>0.8743169398907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9" calcext:value-type="float">
            <text:p>1.9</text:p>
          </table:table-cell>
          <table:table-cell office:value-type="float" office:value="0.496688741721854" calcext:value-type="float">
            <text:p>0.49668874172185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83" calcext:value-type="float">
            <text:p>0.83</text:p>
          </table:table-cell>
          <table:table-cell office:value-type="float" office:value="0.78974358974359" calcext:value-type="float">
            <text:p>0.7897435897435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26" calcext:value-type="float">
            <text:p>1.26</text:p>
          </table:table-cell>
          <table:table-cell office:value-type="float" office:value="0.636" calcext:value-type="float">
            <text:p>0.6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52" calcext:value-type="float">
            <text:p>0.52</text:p>
          </table:table-cell>
          <table:table-cell office:value-type="float" office:value="0.853658536585366" calcext:value-type="float">
            <text:p>0.85365853658536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02" calcext:value-type="float">
            <text:p>2.02</text:p>
          </table:table-cell>
          <table:table-cell office:value-type="float" office:value="0.460076045627376" calcext:value-type="float">
            <text:p>0.46007604562737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32" calcext:value-type="float">
            <text:p>1.32</text:p>
          </table:table-cell>
          <table:table-cell office:value-type="float" office:value="0.67816091954023" calcext:value-type="float">
            <text:p>0.6781609195402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0.994871794871795" calcext:value-type="float">
            <text:p>0.9948717948717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09" calcext:value-type="float">
            <text:p>0.09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0.994949494949495" calcext:value-type="float">
            <text:p>0.99494949494949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08" calcext:value-type="float">
            <text:p>0.08</text:p>
          </table:table-cell>
          <table:table-cell office:value-type="float" office:value="0.97" calcext:value-type="float">
            <text:p>0.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45" calcext:value-type="float">
            <text:p>0.45</text:p>
          </table:table-cell>
          <table:table-cell office:value-type="float" office:value="0.879396984924623" calcext:value-type="float">
            <text:p>0.87939698492462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06" calcext:value-type="float">
            <text:p>0.06</text:p>
          </table:table-cell>
          <table:table-cell office:value-type="float" office:value="0.979695431472081" calcext:value-type="float">
            <text:p>0.97969543147208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22" calcext:value-type="float">
            <text:p>0.22</text:p>
          </table:table-cell>
          <table:table-cell office:value-type="float" office:value="0.935" calcext:value-type="float">
            <text:p>0.9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2280701754386" calcext:value-type="float">
            <text:p>0.622807017543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22" calcext:value-type="float">
            <text:p>1.22</text:p>
          </table:table-cell>
          <table:table-cell office:value-type="float" office:value="0.757009345794392" calcext:value-type="float">
            <text:p>0.75700934579439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28" calcext:value-type="float">
            <text:p>1.28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31" calcext:value-type="float">
            <text:p>1.31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690721649484536" calcext:value-type="float">
            <text:p>0.69072164948453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36" calcext:value-type="float">
            <text:p>1.36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673076923076923" calcext:value-type="float">
            <text:p>0.6730769230769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51" calcext:value-type="float">
            <text:p>1.5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683673469387755" calcext:value-type="float">
            <text:p>0.6836734693877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" calcext:value-type="float">
            <text:p>0.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52" calcext:value-type="float">
            <text:p>1.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21" calcext:value-type="float">
            <text:p>1.21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41" calcext:value-type="float">
            <text:p>1.41</text:p>
          </table:table-cell>
          <table:table-cell office:value-type="float" office:value="0.623762376237624" calcext:value-type="float">
            <text:p>0.6237623762376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25" calcext:value-type="float">
            <text:p>1.25</text:p>
          </table:table-cell>
          <table:table-cell office:value-type="float" office:value="0.616" calcext:value-type="float">
            <text:p>0.6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27" calcext:value-type="float">
            <text:p>1.27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42" calcext:value-type="float">
            <text:p>1.42</text:p>
          </table:table-cell>
          <table:table-cell office:value-type="float" office:value="0.641304347826087" calcext:value-type="float">
            <text:p>0.6413043478260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772151898734177" calcext:value-type="float">
            <text:p>0.7721518987341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3.83" calcext:value-type="float">
            <text:p>3.83</text:p>
          </table:table-cell>
          <table:table-cell office:value-type="float" office:value="0.0464135021097046" calcext:value-type="float">
            <text:p>0.046413502109704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4.03" calcext:value-type="float">
            <text:p>4.03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4.25" calcext:value-type="float">
            <text:p>4.25</text:p>
          </table:table-cell>
          <table:table-cell office:value-type="float" office:value="0.036101083032491" calcext:value-type="float">
            <text:p>0.0361010830324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3.8" calcext:value-type="float">
            <text:p>3.8</text:p>
          </table:table-cell>
          <table:table-cell office:value-type="float" office:value="0.0898876404494382" calcext:value-type="float">
            <text:p>0.089887640449438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4.35" calcext:value-type="float">
            <text:p>4.35</text:p>
          </table:table-cell>
          <table:table-cell office:value-type="float" office:value="0.0251798561151079" calcext:value-type="float">
            <text:p>0.025179856115107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3.98" calcext:value-type="float">
            <text:p>3.98</text:p>
          </table:table-cell>
          <table:table-cell office:value-type="float" office:value="0.032" calcext:value-type="float">
            <text:p>0.0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3.65" calcext:value-type="float">
            <text:p>3.65</text:p>
          </table:table-cell>
          <table:table-cell office:value-type="float" office:value="0.0538116591928251" calcext:value-type="float">
            <text:p>0.053811659192825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4.05" calcext:value-type="float">
            <text:p>4.05</text:p>
          </table:table-cell>
          <table:table-cell office:value-type="float" office:value="0.028" calcext:value-type="float">
            <text:p>0.0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4.16" calcext:value-type="float">
            <text:p>4.16</text:p>
          </table:table-cell>
          <table:table-cell office:value-type="float" office:value="0.033210332103321" calcext:value-type="float">
            <text:p>0.03321033210332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4.23" calcext:value-type="float">
            <text:p>4.23</text:p>
          </table:table-cell>
          <table:table-cell office:value-type="float" office:value="0.0633333333333333" calcext:value-type="float">
            <text:p>0.06333333333333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3.97" calcext:value-type="float">
            <text:p>3.97</text:p>
          </table:table-cell>
          <table:table-cell office:value-type="float" office:value="0.0754716981132075" calcext:value-type="float">
            <text:p>0.07547169811320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4.1" calcext:value-type="float">
            <text:p>4.1</text:p>
          </table:table-cell>
          <table:table-cell office:value-type="float" office:value="0.0339622641509434" calcext:value-type="float">
            <text:p>0.033962264150943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114537444933921" calcext:value-type="float">
            <text:p>0.11453744493392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3.96" calcext:value-type="float">
            <text:p>3.96</text:p>
          </table:table-cell>
          <table:table-cell office:value-type="float" office:value="0.0208333333333333" calcext:value-type="float">
            <text:p>0.020833333333333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4.12" calcext:value-type="float">
            <text:p>4.12</text:p>
          </table:table-cell>
          <table:table-cell office:value-type="float" office:value="0.0522388059701493" calcext:value-type="float">
            <text:p>0.052238805970149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3.99" calcext:value-type="float">
            <text:p>3.99</text:p>
          </table:table-cell>
          <table:table-cell office:value-type="float" office:value="0.0553359683794466" calcext:value-type="float">
            <text:p>0.055335968379446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3.69" calcext:value-type="float">
            <text:p>3.69</text:p>
          </table:table-cell>
          <table:table-cell office:value-type="float" office:value="0.0452488687782805" calcext:value-type="float">
            <text:p>0.045248868778280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4.24" calcext:value-type="float">
            <text:p>4.24</text:p>
          </table:table-cell>
          <table:table-cell office:value-type="float" office:value="0.039568345323741" calcext:value-type="float">
            <text:p>0.03956834532374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3.94" calcext:value-type="float">
            <text:p>3.94</text:p>
          </table:table-cell>
          <table:table-cell office:value-type="float" office:value="0.0505836575875486" calcext:value-type="float">
            <text:p>0.050583657587548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4.65" calcext:value-type="float">
            <text:p>4.65</text:p>
          </table:table-cell>
          <table:table-cell office:value-type="float" office:value="0.0135135135135135" calcext:value-type="float">
            <text:p>0.013513513513513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3.81" calcext:value-type="float">
            <text:p>3.81</text:p>
          </table:table-cell>
          <table:table-cell office:value-type="float" office:value="0.045643153526971" calcext:value-type="float">
            <text:p>0.0456431535269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3.96" calcext:value-type="float">
            <text:p>3.96</text:p>
          </table:table-cell>
          <table:table-cell office:value-type="float" office:value="0.0281124497991968" calcext:value-type="float">
            <text:p>0.028112449799196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4.16" calcext:value-type="float">
            <text:p>4.16</text:p>
          </table:table-cell>
          <table:table-cell office:value-type="float" office:value="0.0226415094339623" calcext:value-type="float">
            <text:p>0.022641509433962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3.8" calcext:value-type="float">
            <text:p>3.8</text:p>
          </table:table-cell>
          <table:table-cell office:value-type="float" office:value="0.0612244897959184" calcext:value-type="float">
            <text:p>0.061224489795918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4" calcext:value-type="float">
            <text:p>4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3.4" calcext:value-type="float">
            <text:p>3.4</text:p>
          </table:table-cell>
          <table:table-cell office:value-type="float" office:value="0.25" calcext:value-type="float">
            <text:p>0.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75" calcext:value-type="float">
            <text:p>0.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3.2" calcext:value-type="float">
            <text:p>3.2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3.6" calcext:value-type="float">
            <text:p>3.6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2" calcext:value-type="float">
            <text:p>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3.6" calcext:value-type="float">
            <text:p>3.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2.2" calcext:value-type="float">
            <text:p>2.2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1.8" calcext:value-type="float">
            <text:p>1.8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1.9" calcext:value-type="float">
            <text:p>1.9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2.6" calcext:value-type="float">
            <text:p>2.6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2.2" calcext:value-type="float">
            <text:p>2.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1.8" calcext:value-type="float">
            <text:p>1.8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2.2" calcext:value-type="float">
            <text:p>2.2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1.1" calcext:value-type="float">
            <text:p>1.1</text:p>
          </table:table-cell>
          <table:table-cell office:value-type="float" office:value="0.9375" calcext:value-type="float">
            <text:p>0.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2.9" calcext:value-type="float">
            <text:p>2.9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1.7" calcext:value-type="float">
            <text:p>1.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1.4" calcext:value-type="float">
            <text:p>1.4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6" calcext:value-type="float">
            <text:p>3.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3.8" calcext:value-type="float">
            <text:p>3.8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3.3" calcext:value-type="float">
            <text:p>3.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3.8" calcext:value-type="float">
            <text:p>3.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4.2" calcext:value-type="float">
            <text:p>4.2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4.2" calcext:value-type="float">
            <text:p>4.2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3.7" calcext:value-type="float">
            <text:p>3.7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4" calcext:value-type="float">
            <text:p>4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3.8" calcext:value-type="float">
            <text:p>3.8</text:p>
          </table:table-cell>
          <table:table-cell office:value-type="float" office:value="0.294117647058823" calcext:value-type="float">
            <text:p>0.2941176470588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3.4" calcext:value-type="float">
            <text:p>3.4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4" calcext:value-type="float">
            <text:p>4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3.8" calcext:value-type="float">
            <text:p>3.8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654929577464789" calcext:value-type="float">
            <text:p>0.65492957746478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27" calcext:value-type="float">
            <text:p>1.27</text:p>
          </table:table-cell>
          <table:table-cell office:value-type="float" office:value="0.561338289962825" calcext:value-type="float">
            <text:p>0.56133828996282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645985401459854" calcext:value-type="float">
            <text:p>0.64598540145985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52" calcext:value-type="float">
            <text:p>2.52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1.35" calcext:value-type="float">
            <text:p>1.35</text:p>
          </table:table-cell>
          <table:table-cell office:value-type="float" office:value="0.536496350364963" calcext:value-type="float">
            <text:p>0.53649635036496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74" calcext:value-type="float">
            <text:p>0.74</text:p>
          </table:table-cell>
          <table:table-cell office:value-type="float" office:value="0.698198198198198" calcext:value-type="float">
            <text:p>0.69819819819819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28" calcext:value-type="float">
            <text:p>0.28</text:p>
          </table:table-cell>
          <table:table-cell office:value-type="float" office:value="0.88" calcext:value-type="float">
            <text:p>0.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56" calcext:value-type="float">
            <text:p>0.56</text:p>
          </table:table-cell>
          <table:table-cell office:value-type="float" office:value="0.779220779220779" calcext:value-type="float">
            <text:p>0.77922077922077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63" calcext:value-type="float">
            <text:p>0.63</text:p>
          </table:table-cell>
          <table:table-cell office:value-type="float" office:value="0.768292682926829" calcext:value-type="float">
            <text:p>0.76829268292682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35" calcext:value-type="float">
            <text:p>0.35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85" calcext:value-type="float">
            <text:p>0.85</text:p>
          </table:table-cell>
          <table:table-cell office:value-type="float" office:value="0.70479704797048" calcext:value-type="float">
            <text:p>0.7047970479704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43" calcext:value-type="float">
            <text:p>0.43</text:p>
          </table:table-cell>
          <table:table-cell office:value-type="float" office:value="0.828326180257511" calcext:value-type="float">
            <text:p>0.8283261802575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3.2" calcext:value-type="float">
            <text:p>3.2</text:p>
          </table:table-cell>
          <table:table-cell office:value-type="float" office:value="0.312785388127854" calcext:value-type="float">
            <text:p>0.31278538812785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642553191489362" calcext:value-type="float">
            <text:p>0.64255319148936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42" calcext:value-type="float">
            <text:p>1.42</text:p>
          </table:table-cell>
          <table:table-cell office:value-type="float" office:value="0.53356890459364" calcext:value-type="float">
            <text:p>0.5335689045936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71" calcext:value-type="float">
            <text:p>0.71</text:p>
          </table:table-cell>
          <table:table-cell office:value-type="float" office:value="0.731707317073171" calcext:value-type="float">
            <text:p>0.7317073170731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.84" calcext:value-type="float">
            <text:p>1.84</text:p>
          </table:table-cell>
          <table:table-cell office:value-type="float" office:value="0.504347826086956" calcext:value-type="float">
            <text:p>0.50434782608695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6" calcext:value-type="float">
            <text:p>1.26</text:p>
          </table:table-cell>
          <table:table-cell office:value-type="float" office:value="0.597069597069597" calcext:value-type="float">
            <text:p>0.59706959706959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06" calcext:value-type="float">
            <text:p>2.06</text:p>
          </table:table-cell>
          <table:table-cell office:value-type="float" office:value="0.497311827956989" calcext:value-type="float">
            <text:p>0.49731182795698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16" calcext:value-type="float">
            <text:p>1.16</text:p>
          </table:table-cell>
          <table:table-cell office:value-type="float" office:value="0.608365019011407" calcext:value-type="float">
            <text:p>0.6083650190114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68" calcext:value-type="float">
            <text:p>0.68</text:p>
          </table:table-cell>
          <table:table-cell office:value-type="float" office:value="0.736170212765957" calcext:value-type="float">
            <text:p>0.7361702127659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88" calcext:value-type="float">
            <text:p>0.88</text:p>
          </table:table-cell>
          <table:table-cell office:value-type="float" office:value="0.642241379310345" calcext:value-type="float">
            <text:p>0.64224137931034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15" calcext:value-type="float">
            <text:p>0.15</text:p>
          </table:table-cell>
          <table:table-cell office:value-type="float" office:value="0.931937172774869" calcext:value-type="float">
            <text:p>0.93193717277486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26" calcext:value-type="float">
            <text:p>0.26</text:p>
          </table:table-cell>
          <table:table-cell office:value-type="float" office:value="0.948837209302326" calcext:value-type="float">
            <text:p>0.9488372093023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12" calcext:value-type="float">
            <text:p>0.12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25" calcext:value-type="float">
            <text:p>0.25</text:p>
          </table:table-cell>
          <table:table-cell office:value-type="float" office:value="0.938144329896907" calcext:value-type="float">
            <text:p>0.93814432989690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3" calcext:value-type="float">
            <text:p>0.13</text:p>
          </table:table-cell>
          <table:table-cell office:value-type="float" office:value="0.968325791855204" calcext:value-type="float">
            <text:p>0.96832579185520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05" calcext:value-type="float">
            <text:p>0.05</text:p>
          </table:table-cell>
          <table:table-cell office:value-type="float" office:value="0.99468085106383" calcext:value-type="float">
            <text:p>0.9946808510638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25" calcext:value-type="float">
            <text:p>0.25</text:p>
          </table:table-cell>
          <table:table-cell office:value-type="float" office:value="0.932291666666667" calcext:value-type="float">
            <text:p>0.93229166666666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14" calcext:value-type="float">
            <text:p>0.14</text:p>
          </table:table-cell>
          <table:table-cell office:value-type="float" office:value="0.954314720812183" calcext:value-type="float">
            <text:p>0.95431472081218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16" calcext:value-type="float">
            <text:p>0.16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41" calcext:value-type="float">
            <text:p>0.41</text:p>
          </table:table-cell>
          <table:table-cell office:value-type="float" office:value="0.877934272300469" calcext:value-type="float">
            <text:p>0.87793427230046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43" calcext:value-type="float">
            <text:p>0.4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4" calcext:value-type="float">
            <text:p>0.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11" calcext:value-type="float">
            <text:p>0.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18781725888325" calcext:value-type="float">
            <text:p>0.91878172588832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22" calcext:value-type="float">
            <text:p>0.22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85" calcext:value-type="float">
            <text:p>0.9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66346153846154" calcext:value-type="float">
            <text:p>0.9663461538461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78835978835979" calcext:value-type="float">
            <text:p>0.97883597883597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22" calcext:value-type="float">
            <text:p>0.22</text:p>
          </table:table-cell>
          <table:table-cell office:value-type="float" office:value="0.957746478873239" calcext:value-type="float">
            <text:p>0.9577464788732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23" calcext:value-type="float">
            <text:p>0.23</text:p>
          </table:table-cell>
          <table:table-cell office:value-type="float" office:value="0.953367875647668" calcext:value-type="float">
            <text:p>0.95336787564766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4" calcext:value-type="float">
            <text:p>0.14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38" calcext:value-type="float">
            <text:p>0.38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74" calcext:value-type="float">
            <text:p>1.74</text:p>
          </table:table-cell>
          <table:table-cell office:value-type="float" office:value="0.485074626865672" calcext:value-type="float">
            <text:p>0.48507462686567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7" calcext:value-type="float">
            <text:p>1.37</text:p>
          </table:table-cell>
          <table:table-cell office:value-type="float" office:value="0.479674796747968" calcext:value-type="float">
            <text:p>0.47967479674796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52" calcext:value-type="float">
            <text:p>1.5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85" calcext:value-type="float">
            <text:p>1.85</text:p>
          </table:table-cell>
          <table:table-cell office:value-type="float" office:value="0.404411764705882" calcext:value-type="float">
            <text:p>0.40441176470588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24" calcext:value-type="float">
            <text:p>1.24</text:p>
          </table:table-cell>
          <table:table-cell office:value-type="float" office:value="0.468085106382979" calcext:value-type="float">
            <text:p>0.4680851063829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37" calcext:value-type="float">
            <text:p>1.37</text:p>
          </table:table-cell>
          <table:table-cell office:value-type="float" office:value="0.516393442622951" calcext:value-type="float">
            <text:p>0.51639344262295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496296296296296" calcext:value-type="float">
            <text:p>0.49629629629629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488" calcext:value-type="float">
            <text:p>0.48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49" calcext:value-type="float">
            <text:p>1.49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7" calcext:value-type="float">
            <text:p>1.7</text:p>
          </table:table-cell>
          <table:table-cell office:value-type="float" office:value="0.358778625954198" calcext:value-type="float">
            <text:p>0.35877862595419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61" calcext:value-type="float">
            <text:p>1.61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64" calcext:value-type="float">
            <text:p>1.64</text:p>
          </table:table-cell>
          <table:table-cell office:value-type="float" office:value="0.403361344537815" calcext:value-type="float">
            <text:p>0.4033613445378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492063492063492" calcext:value-type="float">
            <text:p>0.4920634920634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65" calcext:value-type="float">
            <text:p>1.65</text:p>
          </table:table-cell>
          <table:table-cell office:value-type="float" office:value="0.407692307692308" calcext:value-type="float">
            <text:p>0.4076923076923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83" calcext:value-type="float">
            <text:p>1.83</text:p>
          </table:table-cell>
          <table:table-cell office:value-type="float" office:value="0.403100775193798" calcext:value-type="float">
            <text:p>0.4031007751937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47" calcext:value-type="float">
            <text:p>1.47</text:p>
          </table:table-cell>
          <table:table-cell office:value-type="float" office:value="0.442622950819672" calcext:value-type="float">
            <text:p>0.44262295081967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03" calcext:value-type="float">
            <text:p>2.03</text:p>
          </table:table-cell>
          <table:table-cell office:value-type="float" office:value="0.32" calcext:value-type="float">
            <text:p>0.3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63" calcext:value-type="float">
            <text:p>1.63</text:p>
          </table:table-cell>
          <table:table-cell office:value-type="float" office:value="0.393939393939394" calcext:value-type="float">
            <text:p>0.39393939393939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03703703703704" calcext:value-type="float">
            <text:p>0.50370370370370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32" calcext:value-type="float">
            <text:p>1.3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98484848484848" calcext:value-type="float">
            <text:p>0.59848484848484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3.07" calcext:value-type="float">
            <text:p>3.07</text:p>
          </table:table-cell>
          <table:table-cell office:value-type="float" office:value="0.0615384615384615" calcext:value-type="float">
            <text:p>0.06153846153846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2.58" calcext:value-type="float">
            <text:p>2.58</text:p>
          </table:table-cell>
          <table:table-cell office:value-type="float" office:value="0.0916666666666667" calcext:value-type="float">
            <text:p>0.09166666666666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2.78" calcext:value-type="float">
            <text:p>2.78</text:p>
          </table:table-cell>
          <table:table-cell office:value-type="float" office:value="0.0813008130081301" calcext:value-type="float">
            <text:p>0.081300813008130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3.01" calcext:value-type="float">
            <text:p>3.01</text:p>
          </table:table-cell>
          <table:table-cell office:value-type="float" office:value="0.0955882352941176" calcext:value-type="float">
            <text:p>0.095588235294117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2.56" calcext:value-type="float">
            <text:p>2.56</text:p>
          </table:table-cell>
          <table:table-cell office:value-type="float" office:value="0.112068965517241" calcext:value-type="float">
            <text:p>0.1120689655172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2.3" calcext:value-type="float">
            <text:p>2.3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2.71" calcext:value-type="float">
            <text:p>2.71</text:p>
          </table:table-cell>
          <table:table-cell office:value-type="float" office:value="0.0935251798561151" calcext:value-type="float">
            <text:p>0.093525179856115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.0534351145038168" calcext:value-type="float">
            <text:p>0.053435114503816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2.56" calcext:value-type="float">
            <text:p>2.56</text:p>
          </table:table-cell>
          <table:table-cell office:value-type="float" office:value="0.0689655172413793" calcext:value-type="float">
            <text:p>0.06896551724137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.130081300813008" calcext:value-type="float">
            <text:p>0.1300813008130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2.6" calcext:value-type="float">
            <text:p>2.6</text:p>
          </table:table-cell>
          <table:table-cell office:value-type="float" office:value="0.106870229007634" calcext:value-type="float">
            <text:p>0.10687022900763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2.86" calcext:value-type="float">
            <text:p>2.86</text:p>
          </table:table-cell>
          <table:table-cell office:value-type="float" office:value="0.0661157024793388" calcext:value-type="float">
            <text:p>0.066115702479338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2.78" calcext:value-type="float">
            <text:p>2.78</text:p>
          </table:table-cell>
          <table:table-cell office:value-type="float" office:value="0.101694915254237" calcext:value-type="float">
            <text:p>0.10169491525423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2.92" calcext:value-type="float">
            <text:p>2.92</text:p>
          </table:table-cell>
          <table:table-cell office:value-type="float" office:value="0.0592592592592593" calcext:value-type="float">
            <text:p>0.05925925925925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2.58" calcext:value-type="float">
            <text:p>2.58</text:p>
          </table:table-cell>
          <table:table-cell office:value-type="float" office:value="0.1875" calcext:value-type="float">
            <text:p>0.18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2.65" calcext:value-type="float">
            <text:p>2.65</text:p>
          </table:table-cell>
          <table:table-cell office:value-type="float" office:value="0.0573770491803279" calcext:value-type="float">
            <text:p>0.057377049180327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2.84" calcext:value-type="float">
            <text:p>2.84</text:p>
          </table:table-cell>
          <table:table-cell office:value-type="float" office:value="0.103703703703704" calcext:value-type="float">
            <text:p>0.10370370370370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3.02" calcext:value-type="float">
            <text:p>3.02</text:p>
          </table:table-cell>
          <table:table-cell office:value-type="float" office:value="0.0672268907563025" calcext:value-type="float">
            <text:p>0.06722689075630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2.61" calcext:value-type="float">
            <text:p>2.61</text:p>
          </table:table-cell>
          <table:table-cell office:value-type="float" office:value="0.107438016528926" calcext:value-type="float">
            <text:p>0.1074380165289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2.84" calcext:value-type="float">
            <text:p>2.84</text:p>
          </table:table-cell>
          <table:table-cell office:value-type="float" office:value="0.0483870967741936" calcext:value-type="float">
            <text:p>0.048387096774193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2.86" calcext:value-type="float">
            <text:p>2.86</text:p>
          </table:table-cell>
          <table:table-cell office:value-type="float" office:value="0.0354609929078014" calcext:value-type="float">
            <text:p>0.03546099290780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2.49" calcext:value-type="float">
            <text:p>2.49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2.67" calcext:value-type="float">
            <text:p>2.67</text:p>
          </table:table-cell>
          <table:table-cell office:value-type="float" office:value="0.0928571428571429" calcext:value-type="float">
            <text:p>0.092857142857142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386363636363636" calcext:value-type="float">
            <text:p>0.3863636363636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8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.2" calcext:value-type="float">
            <text:p>0.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1" calcext:value-type="float">
            <text:p>139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1.1" calcext:value-type="float">
            <text:p>1.1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1.3" calcext:value-type="float">
            <text:p>1.3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1.6" calcext:value-type="float">
            <text:p>1.6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1.56666666666667" calcext:value-type="float">
            <text:p>1.56666666666667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1.4" calcext:value-type="float">
            <text:p>1.4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125" calcext:value-type="float">
            <text:p>0.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1.6" calcext:value-type="float">
            <text:p>1.6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1.03333333333333" calcext:value-type="float">
            <text:p>1.0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1.56666666666667" calcext:value-type="float">
            <text:p>1.56666666666667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1.4" calcext:value-type="float">
            <text:p>1.4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1.3" calcext:value-type="float">
            <text:p>1.3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1.1" calcext:value-type="float">
            <text:p>1.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6" calcext:value-type="float">
            <text:p>141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23" calcext:value-type="float">
            <text:p>0.23</text:p>
          </table:table-cell>
          <table:table-cell office:value-type="float" office:value="0.803571428571429" calcext:value-type="float">
            <text:p>0.8035714285714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04" calcext:value-type="float">
            <text:p>0.0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1" calcext:value-type="float">
            <text:p>142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86301369863014" calcext:value-type="float">
            <text:p>0.9863013698630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17" calcext:value-type="float">
            <text:p>0.17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89130434782609" calcext:value-type="float">
            <text:p>0.989130434782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905660377358491" calcext:value-type="float">
            <text:p>0.90566037735849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6" calcext:value-type="float">
            <text:p>142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09" calcext:value-type="float">
            <text:p>0.09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11" calcext:value-type="float">
            <text:p>0.11</text:p>
          </table:table-cell>
          <table:table-cell office:value-type="float" office:value="0.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05" calcext:value-type="float">
            <text:p>0.05</text:p>
          </table:table-cell>
          <table:table-cell office:value-type="float" office:value="0.94949494949495" calcext:value-type="float">
            <text:p>0.949494949494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.18" calcext:value-type="float">
            <text:p>0.18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13" calcext:value-type="float">
            <text:p>0.13</text:p>
          </table:table-cell>
          <table:table-cell office:value-type="float" office:value="0.891891891891892" calcext:value-type="float">
            <text:p>0.89189189189189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74137931034483" calcext:value-type="float">
            <text:p>0.9741379310344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06" calcext:value-type="float">
            <text:p>0.06</text:p>
          </table:table-cell>
          <table:table-cell office:value-type="float" office:value="0.944954128440367" calcext:value-type="float">
            <text:p>0.94495412844036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36" calcext:value-type="float">
            <text:p>0.36</text:p>
          </table:table-cell>
          <table:table-cell office:value-type="float" office:value="0.76984126984127" calcext:value-type="float">
            <text:p>0.7698412698412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71153846153846" calcext:value-type="float">
            <text:p>0.971153846153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05" calcext:value-type="float">
            <text:p>0.05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02" calcext:value-type="float">
            <text:p>0.02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07" calcext:value-type="float">
            <text:p>0.07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46902654867257" calcext:value-type="float">
            <text:p>0.9469026548672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0" calcext:value-type="float">
            <text:p>145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04" calcext:value-type="float">
            <text:p>0.04</text:p>
          </table:table-cell>
          <table:table-cell office:value-type="float" office:value="0.977777777777778" calcext:value-type="float">
            <text:p>0.9777777777777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05" calcext:value-type="float">
            <text:p>0.05</text:p>
          </table:table-cell>
          <table:table-cell office:value-type="float" office:value="0.978021978021978" calcext:value-type="float">
            <text:p>0.97802197802197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07" calcext:value-type="float">
            <text:p>0.07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05" calcext:value-type="float">
            <text:p>0.0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0.991071428571429" calcext:value-type="float">
            <text:p>0.9910714285714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2" calcext:value-type="float">
            <text:p>146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0.986842105263158" calcext:value-type="float">
            <text:p>0.98684210526315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06" calcext:value-type="float">
            <text:p>0.06</text:p>
          </table:table-cell>
          <table:table-cell office:value-type="float" office:value="0.988636363636364" calcext:value-type="float">
            <text:p>0.9886363636363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25" calcext:value-type="float">
            <text:p>0.25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57" calcext:value-type="float">
            <text:p>0.57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.35" calcext:value-type="float">
            <text:p>0.3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.12" calcext:value-type="float">
            <text:p>0.12</text:p>
          </table:table-cell>
          <table:table-cell office:value-type="float" office:value="0.848101265822785" calcext:value-type="float">
            <text:p>0.8481012658227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17" calcext:value-type="float">
            <text:p>0.17</text:p>
          </table:table-cell>
          <table:table-cell office:value-type="float" office:value="0.848837209302326" calcext:value-type="float">
            <text:p>0.8488372093023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1" calcext:value-type="float">
            <text:p>147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19" calcext:value-type="float">
            <text:p>0.19</text:p>
          </table:table-cell>
          <table:table-cell office:value-type="float" office:value="0.813186813186813" calcext:value-type="float">
            <text:p>0.8131868131868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29" calcext:value-type="float">
            <text:p>0.29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3" calcext:value-type="float">
            <text:p>147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31" calcext:value-type="float">
            <text:p>0.31</text:p>
          </table:table-cell>
          <table:table-cell office:value-type="float" office:value="0.752475247524752" calcext:value-type="float">
            <text:p>0.7524752475247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23" calcext:value-type="float">
            <text:p>0.23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6" calcext:value-type="float">
            <text:p>147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33" calcext:value-type="float">
            <text:p>0.33</text:p>
          </table:table-cell>
          <table:table-cell office:value-type="float" office:value="0.737864077669903" calcext:value-type="float">
            <text:p>0.7378640776699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7" calcext:value-type="float">
            <text:p>147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.22" calcext:value-type="float">
            <text:p>0.22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.32" calcext:value-type="float">
            <text:p>0.32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38" calcext:value-type="float">
            <text:p>0.38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1" calcext:value-type="float">
            <text:p>148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43" calcext:value-type="float">
            <text:p>0.43</text:p>
          </table:table-cell>
          <table:table-cell office:value-type="float" office:value="0.634615384615385" calcext:value-type="float">
            <text:p>0.634615384615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45" calcext:value-type="float">
            <text:p>0.45</text:p>
          </table:table-cell>
          <table:table-cell office:value-type="float" office:value="0.70873786407767" calcext:value-type="float">
            <text:p>0.708737864077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16" calcext:value-type="float">
            <text:p>0.16</text:p>
          </table:table-cell>
          <table:table-cell office:value-type="float" office:value="0.872549019607843" calcext:value-type="float">
            <text:p>0.8725490196078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5" calcext:value-type="float">
            <text:p>148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4" calcext:value-type="float">
            <text:p>0.4</text:p>
          </table:table-cell>
          <table:table-cell office:value-type="float" office:value="0.712765957446808" calcext:value-type="float">
            <text:p>0.7127659574468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16" calcext:value-type="float">
            <text:p>0.16</text:p>
          </table:table-cell>
          <table:table-cell office:value-type="float" office:value="0.855263157894737" calcext:value-type="float">
            <text:p>0.85526315789473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7" calcext:value-type="float">
            <text:p>148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8" calcext:value-type="float">
            <text:p>148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1.47" calcext:value-type="float">
            <text:p>1.47</text:p>
          </table:table-cell>
          <table:table-cell office:value-type="float" office:value="0.148936170212766" calcext:value-type="float">
            <text:p>0.14893617021276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1.28" calcext:value-type="float">
            <text:p>1.28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0" calcext:value-type="float">
            <text:p>149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1.36" calcext:value-type="float">
            <text:p>1.36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1.42" calcext:value-type="float">
            <text:p>1.4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1.3" calcext:value-type="float">
            <text:p>1.3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1.01" calcext:value-type="float">
            <text:p>1.01</text:p>
          </table:table-cell>
          <table:table-cell office:value-type="float" office:value="0.178082191780822" calcext:value-type="float">
            <text:p>0.1780821917808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4" calcext:value-type="float">
            <text:p>149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1.14" calcext:value-type="float">
            <text:p>1.14</text:p>
          </table:table-cell>
          <table:table-cell office:value-type="float" office:value="0.139240506329114" calcext:value-type="float">
            <text:p>0.1392405063291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1.28" calcext:value-type="float">
            <text:p>1.28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1.31" calcext:value-type="float">
            <text:p>1.31</text:p>
          </table:table-cell>
          <table:table-cell office:value-type="float" office:value="0.1375" calcext:value-type="float">
            <text:p>0.13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7" calcext:value-type="float">
            <text:p>149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1.48" calcext:value-type="float">
            <text:p>1.48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1.24" calcext:value-type="float">
            <text:p>1.24</text:p>
          </table:table-cell>
          <table:table-cell office:value-type="float" office:value="0.120481927710843" calcext:value-type="float">
            <text:p>0.12048192771084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9" calcext:value-type="float">
            <text:p>149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1.53" calcext:value-type="float">
            <text:p>1.53</text:p>
          </table:table-cell>
          <table:table-cell office:value-type="float" office:value="0.0869565217391304" calcext:value-type="float">
            <text:p>0.08695652173913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1.57" calcext:value-type="float">
            <text:p>1.57</text:p>
          </table:table-cell>
          <table:table-cell office:value-type="float" office:value="0.0638297872340425" calcext:value-type="float">
            <text:p>0.063829787234042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1.28" calcext:value-type="float">
            <text:p>1.28</text:p>
          </table:table-cell>
          <table:table-cell office:value-type="float" office:value="0.151162790697674" calcext:value-type="float">
            <text:p>0.1511627906976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1.36" calcext:value-type="float">
            <text:p>1.36</text:p>
          </table:table-cell>
          <table:table-cell office:value-type="float" office:value="0.170212765957447" calcext:value-type="float">
            <text:p>0.17021276595744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1.4" calcext:value-type="float">
            <text:p>1.4</text:p>
          </table:table-cell>
          <table:table-cell office:value-type="float" office:value="0.119565217391304" calcext:value-type="float">
            <text:p>0.1195652173913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1.34" calcext:value-type="float">
            <text:p>1.34</text:p>
          </table:table-cell>
          <table:table-cell office:value-type="float" office:value="0.164835164835165" calcext:value-type="float">
            <text:p>0.16483516483516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1.7" calcext:value-type="float">
            <text:p>1.7</text:p>
          </table:table-cell>
          <table:table-cell office:value-type="float" office:value="0.043956043956044" calcext:value-type="float">
            <text:p>0.0439560439560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6" calcext:value-type="float">
            <text:p>150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1.41" calcext:value-type="float">
            <text:p>1.41</text:p>
          </table:table-cell>
          <table:table-cell office:value-type="float" office:value="0.0875" calcext:value-type="float">
            <text:p>0.0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7" calcext:value-type="float">
            <text:p>150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1.52" calcext:value-type="float">
            <text:p>1.52</text:p>
          </table:table-cell>
          <table:table-cell office:value-type="float" office:value="0.0823529411764706" calcext:value-type="float">
            <text:p>0.082352941176470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1.54" calcext:value-type="float">
            <text:p>1.54</text:p>
          </table:table-cell>
          <table:table-cell office:value-type="float" office:value="0.0752688172043011" calcext:value-type="float">
            <text:p>0.0752688172043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1.54" calcext:value-type="float">
            <text:p>1.54</text:p>
          </table:table-cell>
          <table:table-cell office:value-type="float" office:value="0.0686274509803922" calcext:value-type="float">
            <text:p>0.06862745098039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0.82" calcext:value-type="float">
            <text:p>0.82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1.37" calcext:value-type="float">
            <text:p>1.37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2.03" calcext:value-type="float">
            <text:p>12.03</text:p>
          </table:table-cell>
          <table:table-cell office:value-type="float" office:value="0.186733958183129" calcext:value-type="float">
            <text:p>0.186733958183129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9.48" calcext:value-type="float">
            <text:p>9.48</text:p>
          </table:table-cell>
          <table:table-cell office:value-type="float" office:value="0.235492010092515" calcext:value-type="float">
            <text:p>0.235492010092515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8.47" calcext:value-type="float">
            <text:p>8.47</text:p>
          </table:table-cell>
          <table:table-cell office:value-type="float" office:value="0.241584158415842" calcext:value-type="float">
            <text:p>0.24158415841584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13.64" calcext:value-type="float">
            <text:p>13.64</text:p>
          </table:table-cell>
          <table:table-cell office:value-type="float" office:value="0.157228514323784" calcext:value-type="float">
            <text:p>0.157228514323784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6" calcext:value-type="float">
            <text:p>151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9.74" calcext:value-type="float">
            <text:p>9.74</text:p>
          </table:table-cell>
          <table:table-cell office:value-type="float" office:value="0.230379746835443" calcext:value-type="float">
            <text:p>0.230379746835443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0.8" calcext:value-type="float">
            <text:p>10.8</text:p>
          </table:table-cell>
          <table:table-cell office:value-type="float" office:value="0.201700154559505" calcext:value-type="float">
            <text:p>0.201700154559505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8" calcext:value-type="float">
            <text:p>151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12.97" calcext:value-type="float">
            <text:p>12.97</text:p>
          </table:table-cell>
          <table:table-cell office:value-type="float" office:value="0.152729785763649" calcext:value-type="float">
            <text:p>0.152729785763649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11.76" calcext:value-type="float">
            <text:p>11.76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1.58" calcext:value-type="float">
            <text:p>11.58</text:p>
          </table:table-cell>
          <table:table-cell office:value-type="float" office:value="0.17129977460556" calcext:value-type="float">
            <text:p>0.17129977460556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2.01" calcext:value-type="float">
            <text:p>12.01</text:p>
          </table:table-cell>
          <table:table-cell office:value-type="float" office:value="0.167527675276753" calcext:value-type="float">
            <text:p>0.167527675276753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10.69" calcext:value-type="float">
            <text:p>10.69</text:p>
          </table:table-cell>
          <table:table-cell office:value-type="float" office:value="0.179253112033195" calcext:value-type="float">
            <text:p>0.179253112033195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3.07" calcext:value-type="float">
            <text:p>13.07</text:p>
          </table:table-cell>
          <table:table-cell office:value-type="float" office:value="0.152173913043478" calcext:value-type="float">
            <text:p>0.15217391304347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6.2" calcext:value-type="float">
            <text:p>6.2</text:p>
          </table:table-cell>
          <table:table-cell office:value-type="float" office:value="0.336027713625866" calcext:value-type="float">
            <text:p>0.33602771362586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5" calcext:value-type="float">
            <text:p>152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5.32" calcext:value-type="float">
            <text:p>15.32</text:p>
          </table:table-cell>
          <table:table-cell office:value-type="float" office:value="0.137418203450327" calcext:value-type="float">
            <text:p>0.137418203450327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6" calcext:value-type="float">
            <text:p>152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6.96" calcext:value-type="float">
            <text:p>6.96</text:p>
          </table:table-cell>
          <table:table-cell office:value-type="float" office:value="0.29127358490566" calcext:value-type="float">
            <text:p>0.2912735849056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0.24" calcext:value-type="float">
            <text:p>10.24</text:p>
          </table:table-cell>
          <table:table-cell office:value-type="float" office:value="0.2104" calcext:value-type="float">
            <text:p>0.2104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8" calcext:value-type="float">
            <text:p>152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11.92" calcext:value-type="float">
            <text:p>11.92</text:p>
          </table:table-cell>
          <table:table-cell office:value-type="float" office:value="0.183628318584071" calcext:value-type="float">
            <text:p>0.18362831858407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1.01" calcext:value-type="float">
            <text:p>11.01</text:p>
          </table:table-cell>
          <table:table-cell office:value-type="float" office:value="0.204351204351204" calcext:value-type="float">
            <text:p>0.204351204351204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6.61" calcext:value-type="float">
            <text:p>6.61</text:p>
          </table:table-cell>
          <table:table-cell office:value-type="float" office:value="0.309921962095875" calcext:value-type="float">
            <text:p>0.309921962095875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6.41" calcext:value-type="float">
            <text:p>16.41</text:p>
          </table:table-cell>
          <table:table-cell office:value-type="float" office:value="0.115563298490128" calcext:value-type="float">
            <text:p>0.115563298490128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3.4" calcext:value-type="float">
            <text:p>13.4</text:p>
          </table:table-cell>
          <table:table-cell office:value-type="float" office:value="0.165901639344262" calcext:value-type="float">
            <text:p>0.165901639344262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9.71" calcext:value-type="float">
            <text:p>9.71</text:p>
          </table:table-cell>
          <table:table-cell office:value-type="float" office:value="0.217428087986464" calcext:value-type="float">
            <text:p>0.217428087986464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1.26" calcext:value-type="float">
            <text:p>11.26</text:p>
          </table:table-cell>
          <table:table-cell office:value-type="float" office:value="0.168363351605325" calcext:value-type="float">
            <text:p>0.168363351605325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1.22" calcext:value-type="float">
            <text:p>11.22</text:p>
          </table:table-cell>
          <table:table-cell office:value-type="float" office:value="0.195915279878971" calcext:value-type="float">
            <text:p>0.195915279878971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6" calcext:value-type="float">
            <text:p>153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1.63" calcext:value-type="float">
            <text:p>1.63</text:p>
          </table:table-cell>
          <table:table-cell office:value-type="float" office:value="0.793023255813954" calcext:value-type="float">
            <text:p>0.79302325581395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7" calcext:value-type="float">
            <text:p>153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66" calcext:value-type="float">
            <text:p>0.66</text:p>
          </table:table-cell>
          <table:table-cell office:value-type="float" office:value="0.921259842519685" calcext:value-type="float">
            <text:p>0.92125984251968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1.21" calcext:value-type="float">
            <text:p>1.21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54" calcext:value-type="float">
            <text:p>0.54</text:p>
          </table:table-cell>
          <table:table-cell office:value-type="float" office:value="0.940047961630695" calcext:value-type="float">
            <text:p>0.94004796163069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0" calcext:value-type="float">
            <text:p>154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79" calcext:value-type="float">
            <text:p>0.79</text:p>
          </table:table-cell>
          <table:table-cell office:value-type="float" office:value="0.909319899244333" calcext:value-type="float">
            <text:p>0.90931989924433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1.32" calcext:value-type="float">
            <text:p>1.32</text:p>
          </table:table-cell>
          <table:table-cell office:value-type="float" office:value="0.798004987531172" calcext:value-type="float">
            <text:p>0.79800498753117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1.02" calcext:value-type="float">
            <text:p>1.02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73" calcext:value-type="float">
            <text:p>0.73</text:p>
          </table:table-cell>
          <table:table-cell office:value-type="float" office:value="0.927461139896373" calcext:value-type="float">
            <text:p>0.92746113989637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4" calcext:value-type="float">
            <text:p>154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66" calcext:value-type="float">
            <text:p>0.66</text:p>
          </table:table-cell>
          <table:table-cell office:value-type="float" office:value="0.926136363636364" calcext:value-type="float">
            <text:p>0.9261363636363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1.29" calcext:value-type="float">
            <text:p>1.29</text:p>
          </table:table-cell>
          <table:table-cell office:value-type="float" office:value="0.819548872180451" calcext:value-type="float">
            <text:p>0.8195488721804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1.7" calcext:value-type="float">
            <text:p>1.7</text:p>
          </table:table-cell>
          <table:table-cell office:value-type="float" office:value="0.759305210918114" calcext:value-type="float">
            <text:p>0.75930521091811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7" calcext:value-type="float">
            <text:p>154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64" calcext:value-type="float">
            <text:p>0.64</text:p>
          </table:table-cell>
          <table:table-cell office:value-type="float" office:value="0.931937172774869" calcext:value-type="float">
            <text:p>0.93193717277486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43" calcext:value-type="float">
            <text:p>0.43</text:p>
          </table:table-cell>
          <table:table-cell office:value-type="float" office:value="0.955145118733509" calcext:value-type="float">
            <text:p>0.95514511873350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67" calcext:value-type="float">
            <text:p>0.67</text:p>
          </table:table-cell>
          <table:table-cell office:value-type="float" office:value="0.91533180778032" calcext:value-type="float">
            <text:p>0.9153318077803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1.33" calcext:value-type="float">
            <text:p>1.33</text:p>
          </table:table-cell>
          <table:table-cell office:value-type="float" office:value="0.823979591836735" calcext:value-type="float">
            <text:p>0.82397959183673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48" calcext:value-type="float">
            <text:p>0.48</text:p>
          </table:table-cell>
          <table:table-cell office:value-type="float" office:value="0.937158469945355" calcext:value-type="float">
            <text:p>0.93715846994535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2" calcext:value-type="float">
            <text:p>155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1.27" calcext:value-type="float">
            <text:p>1.27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3" calcext:value-type="float">
            <text:p>155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95" calcext:value-type="float">
            <text:p>0.95</text:p>
          </table:table-cell>
          <table:table-cell office:value-type="float" office:value="0.887290167865707" calcext:value-type="float">
            <text:p>0.88729016786570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1.62" calcext:value-type="float">
            <text:p>1.62</text:p>
          </table:table-cell>
          <table:table-cell office:value-type="float" office:value="0.769423558897243" calcext:value-type="float">
            <text:p>0.7694235588972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40898345153664" calcext:value-type="float">
            <text:p>0.94089834515366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6" calcext:value-type="float">
            <text:p>155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1.37" calcext:value-type="float">
            <text:p>1.37</text:p>
          </table:table-cell>
          <table:table-cell office:value-type="float" office:value="0.812646370023419" calcext:value-type="float">
            <text:p>0.81264637002341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53" calcext:value-type="float">
            <text:p>0.53</text:p>
          </table:table-cell>
          <table:table-cell office:value-type="float" office:value="0.947075208913649" calcext:value-type="float">
            <text:p>0.94707520891364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3" calcext:value-type="float">
            <text:p>0.63</text:p>
          </table:table-cell>
          <table:table-cell office:value-type="float" office:value="0.938953488372093" calcext:value-type="float">
            <text:p>0.93895348837209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761124121779859" calcext:value-type="float">
            <text:p>0.76112412177985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4.24" calcext:value-type="float">
            <text:p>4.24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54385964912281" calcext:value-type="float">
            <text:p>0.2543859649122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56637168141593" calcext:value-type="float">
            <text:p>0.25663716814159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4.41" calcext:value-type="float">
            <text:p>4.41</text:p>
          </table:table-cell>
          <table:table-cell office:value-type="float" office:value="0.168" calcext:value-type="float">
            <text:p>0.1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4.17" calcext:value-type="float">
            <text:p>4.17</text:p>
          </table:table-cell>
          <table:table-cell office:value-type="float" office:value="0.244755244755245" calcext:value-type="float">
            <text:p>0.2447552447552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5" calcext:value-type="float">
            <text:p>156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67" calcext:value-type="float">
            <text:p>3.67</text:p>
          </table:table-cell>
          <table:table-cell office:value-type="float" office:value="0.281818181818182" calcext:value-type="float">
            <text:p>0.281818181818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6" calcext:value-type="float">
            <text:p>156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83" calcext:value-type="float">
            <text:p>3.83</text:p>
          </table:table-cell>
          <table:table-cell office:value-type="float" office:value="0.309278350515464" calcext:value-type="float">
            <text:p>0.3092783505154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7" calcext:value-type="float">
            <text:p>156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.12" calcext:value-type="float">
            <text:p>4.12</text:p>
          </table:table-cell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66" calcext:value-type="float">
            <text:p>3.66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83" calcext:value-type="float">
            <text:p>3.83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4.01" calcext:value-type="float">
            <text:p>4.01</text:p>
          </table:table-cell>
          <table:table-cell office:value-type="float" office:value="0.216666666666667" calcext:value-type="float">
            <text:p>0.2166666666666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79" calcext:value-type="float">
            <text:p>3.79</text:p>
          </table:table-cell>
          <table:table-cell office:value-type="float" office:value="0.355769230769231" calcext:value-type="float">
            <text:p>0.35576923076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84552845528455" calcext:value-type="float">
            <text:p>0.28455284552845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.35" calcext:value-type="float">
            <text:p>4.3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97" calcext:value-type="float">
            <text:p>3.97</text:p>
          </table:table-cell>
          <table:table-cell office:value-type="float" office:value="0.258928571428571" calcext:value-type="float">
            <text:p>0.25892857142857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67" calcext:value-type="float">
            <text:p>3.67</text:p>
          </table:table-cell>
          <table:table-cell office:value-type="float" office:value="0.278195488721804" calcext:value-type="float">
            <text:p>0.27819548872180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4.41" calcext:value-type="float">
            <text:p>4.41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7" calcext:value-type="float">
            <text:p>157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.31" calcext:value-type="float">
            <text:p>4.31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96" calcext:value-type="float">
            <text:p>3.96</text:p>
          </table:table-cell>
          <table:table-cell office:value-type="float" office:value="0.18348623853211" calcext:value-type="float">
            <text:p>0.183486238532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9" calcext:value-type="float">
            <text:p>157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4.39" calcext:value-type="float">
            <text:p>4.39</text:p>
          </table:table-cell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0" calcext:value-type="float">
            <text:p>158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4.23" calcext:value-type="float">
            <text:p>4.23</text:p>
          </table:table-cell>
          <table:table-cell office:value-type="float" office:value="0.268041237113402" calcext:value-type="float">
            <text:p>0.26804123711340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1" calcext:value-type="float">
            <text:p>158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87" calcext:value-type="float">
            <text:p>3.87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71" calcext:value-type="float">
            <text:p>3.71</text:p>
          </table:table-cell>
          <table:table-cell office:value-type="float" office:value="0.201754385964912" calcext:value-type="float">
            <text:p>0.2017543859649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75" calcext:value-type="float">
            <text:p>3.75</text:p>
          </table:table-cell>
          <table:table-cell office:value-type="float" office:value="0.346456692913386" calcext:value-type="float">
            <text:p>0.34645669291338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4" calcext:value-type="float">
            <text:p>158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6.58" calcext:value-type="float">
            <text:p>6.58</text:p>
          </table:table-cell>
          <table:table-cell office:value-type="float" office:value="0.243614931237721" calcext:value-type="float">
            <text:p>0.2436149312377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5" calcext:value-type="float">
            <text:p>158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5.52" calcext:value-type="float">
            <text:p>5.52</text:p>
          </table:table-cell>
          <table:table-cell office:value-type="float" office:value="0.176895306859206" calcext:value-type="float">
            <text:p>0.17689530685920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5.66" calcext:value-type="float">
            <text:p>5.66</text:p>
          </table:table-cell>
          <table:table-cell office:value-type="float" office:value="0.240105540897098" calcext:value-type="float">
            <text:p>0.24010554089709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6.2" calcext:value-type="float">
            <text:p>6.2</text:p>
          </table:table-cell>
          <table:table-cell office:value-type="float" office:value="0.231920199501247" calcext:value-type="float">
            <text:p>0.23192019950124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5.37" calcext:value-type="float">
            <text:p>5.37</text:p>
          </table:table-cell>
          <table:table-cell office:value-type="float" office:value="0.233082706766917" calcext:value-type="float">
            <text:p>0.23308270676691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9" calcext:value-type="float">
            <text:p>158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5.1" calcext:value-type="float">
            <text:p>5.1</text:p>
          </table:table-cell>
          <table:table-cell office:value-type="float" office:value="0.247557003257329" calcext:value-type="float">
            <text:p>0.24755700325732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5.77" calcext:value-type="float">
            <text:p>5.77</text:p>
          </table:table-cell>
          <table:table-cell office:value-type="float" office:value="0.244075829383886" calcext:value-type="float">
            <text:p>0.24407582938388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1" calcext:value-type="float">
            <text:p>159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6.14" calcext:value-type="float">
            <text:p>6.14</text:p>
          </table:table-cell>
          <table:table-cell office:value-type="float" office:value="0.20959595959596" calcext:value-type="float">
            <text:p>0.209595959595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4.9" calcext:value-type="float">
            <text:p>4.9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5.47" calcext:value-type="float">
            <text:p>5.47</text:p>
          </table:table-cell>
          <table:table-cell office:value-type="float" office:value="0.222929936305732" calcext:value-type="float">
            <text:p>0.22292993630573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4" calcext:value-type="float">
            <text:p>159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5.2" calcext:value-type="float">
            <text:p>5.2</text:p>
          </table:table-cell>
          <table:table-cell office:value-type="float" office:value="0.202205882352941" calcext:value-type="float">
            <text:p>0.20220588235294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5.99" calcext:value-type="float">
            <text:p>5.99</text:p>
          </table:table-cell>
          <table:table-cell office:value-type="float" office:value="0.238307349665924" calcext:value-type="float">
            <text:p>0.23830734966592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5.33" calcext:value-type="float">
            <text:p>5.3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6.47" calcext:value-type="float">
            <text:p>6.47</text:p>
          </table:table-cell>
          <table:table-cell office:value-type="float" office:value="0.267326732673267" calcext:value-type="float">
            <text:p>0.26732673267326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8" calcext:value-type="float">
            <text:p>159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5.94" calcext:value-type="float">
            <text:p>5.94</text:p>
          </table:table-cell>
          <table:table-cell office:value-type="float" office:value="0.229468599033816" calcext:value-type="float">
            <text:p>0.2294685990338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9" calcext:value-type="float">
            <text:p>159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4.98" calcext:value-type="float">
            <text:p>4.9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5.77" calcext:value-type="float">
            <text:p>5.77</text:p>
          </table:table-cell>
          <table:table-cell office:value-type="float" office:value="0.234463276836158" calcext:value-type="float">
            <text:p>0.23446327683615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1" calcext:value-type="float">
            <text:p>160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6.12" calcext:value-type="float">
            <text:p>6.12</text:p>
          </table:table-cell>
          <table:table-cell office:value-type="float" office:value="0.243243243243243" calcext:value-type="float">
            <text:p>0.24324324324324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5.53" calcext:value-type="float">
            <text:p>5.53</text:p>
          </table:table-cell>
          <table:table-cell office:value-type="float" office:value="0.182410423452769" calcext:value-type="float">
            <text:p>0.18241042345276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6.82" calcext:value-type="float">
            <text:p>6.82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4" calcext:value-type="float">
            <text:p>160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5.97" calcext:value-type="float">
            <text:p>5.97</text:p>
          </table:table-cell>
          <table:table-cell office:value-type="float" office:value="0.251851851851852" calcext:value-type="float">
            <text:p>0.25185185185185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5.31" calcext:value-type="float">
            <text:p>5.31</text:p>
          </table:table-cell>
          <table:table-cell office:value-type="float" office:value="0.126696832579186" calcext:value-type="float">
            <text:p>0.12669683257918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4.9" calcext:value-type="float">
            <text:p>4.9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7" calcext:value-type="float">
            <text:p>160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4.99" calcext:value-type="float">
            <text:p>4.99</text:p>
          </table:table-cell>
          <table:table-cell office:value-type="float" office:value="0.277580071174377" calcext:value-type="float">
            <text:p>0.27758007117437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8" calcext:value-type="float">
            <text:p>161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9" calcext:value-type="float">
            <text:p>161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1" calcext:value-type="float">
            <text:p>162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3" calcext:value-type="float">
            <text:p>162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2" calcext:value-type="float">
            <text:p>0.2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4" calcext:value-type="float">
            <text:p>162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9" calcext:value-type="float">
            <text:p>162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0" calcext:value-type="float">
            <text:p>163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1" calcext:value-type="float">
            <text:p>163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2" calcext:value-type="float">
            <text:p>163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5" calcext:value-type="float">
            <text:p>1635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1" calcext:value-type="float">
            <text:p>164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2" calcext:value-type="float">
            <text:p>164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3" calcext:value-type="float">
            <text:p>164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5" calcext:value-type="float">
            <text:p>164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6" calcext:value-type="float">
            <text:p>164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0" calcext:value-type="float">
            <text:p>165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1" calcext:value-type="float">
            <text:p>165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5" calcext:value-type="float">
            <text:p>165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6" calcext:value-type="float">
            <text:p>165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7" calcext:value-type="float">
            <text:p>166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5" calcext:value-type="float">
            <text:p>1.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4" calcext:value-type="float">
            <text:p>167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6" calcext:value-type="float">
            <text:p>167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0555555555555556" calcext:value-type="float">
            <text:p>0.0555555555555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5" calcext:value-type="float">
            <text:p>168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6" calcext:value-type="float">
            <text:p>168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2.1" calcext:value-type="float">
            <text:p>2.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7" calcext:value-type="float">
            <text:p>168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2.2" calcext:value-type="float">
            <text:p>2.2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9" calcext:value-type="float">
            <text:p>168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0" calcext:value-type="float">
            <text:p>169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1" calcext:value-type="float">
            <text:p>169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3" calcext:value-type="float">
            <text:p>3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3" calcext:value-type="float">
            <text:p>169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2.7" calcext:value-type="float">
            <text:p>2.7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4" calcext:value-type="float">
            <text:p>169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7" calcext:value-type="float">
            <text:p>169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2.3" calcext:value-type="float">
            <text:p>2.3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0" calcext:value-type="float">
            <text:p>170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2.3" calcext:value-type="float">
            <text:p>2.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2" calcext:value-type="float">
            <text:p>170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4.62" calcext:value-type="float">
            <text:p>4.62</text:p>
          </table:table-cell>
          <table:table-cell office:value-type="float" office:value="0.414414414414414" calcext:value-type="float">
            <text:p>0.41441441441441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3.99" calcext:value-type="float">
            <text:p>3.99</text:p>
          </table:table-cell>
          <table:table-cell office:value-type="float" office:value="0.477718360071301" calcext:value-type="float">
            <text:p>0.47771836007130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4.29" calcext:value-type="float">
            <text:p>4.29</text:p>
          </table:table-cell>
          <table:table-cell office:value-type="float" office:value="0.452296819787986" calcext:value-type="float">
            <text:p>0.45229681978798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3.79" calcext:value-type="float">
            <text:p>3.79</text:p>
          </table:table-cell>
          <table:table-cell office:value-type="float" office:value="0.493848857644991" calcext:value-type="float">
            <text:p>0.49384885764499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5.43" calcext:value-type="float">
            <text:p>5.4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4.93" calcext:value-type="float">
            <text:p>4.93</text:p>
          </table:table-cell>
          <table:table-cell office:value-type="float" office:value="0.387434554973822" calcext:value-type="float">
            <text:p>0.38743455497382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4.11" calcext:value-type="float">
            <text:p>4.11</text:p>
          </table:table-cell>
          <table:table-cell office:value-type="float" office:value="0.467486818980668" calcext:value-type="float">
            <text:p>0.4674868189806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5.16" calcext:value-type="float">
            <text:p>5.16</text:p>
          </table:table-cell>
          <table:table-cell office:value-type="float" office:value="0.353932584269663" calcext:value-type="float">
            <text:p>0.35393258426966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4.74" calcext:value-type="float">
            <text:p>4.74</text:p>
          </table:table-cell>
          <table:table-cell office:value-type="float" office:value="0.415730337078652" calcext:value-type="float">
            <text:p>0.41573033707865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3" calcext:value-type="float">
            <text:p>171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630588235294118" calcext:value-type="float">
            <text:p>0.63058823529411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4.81" calcext:value-type="float">
            <text:p>4.81</text:p>
          </table:table-cell>
          <table:table-cell office:value-type="float" office:value="0.40536013400335" calcext:value-type="float">
            <text:p>0.4053601340033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3.24" calcext:value-type="float">
            <text:p>3.24</text:p>
          </table:table-cell>
          <table:table-cell office:value-type="float" office:value="0.553903345724907" calcext:value-type="float">
            <text:p>0.55390334572490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6" calcext:value-type="float">
            <text:p>171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33" calcext:value-type="float">
            <text:p>2.33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3.8" calcext:value-type="float">
            <text:p>3.8</text:p>
          </table:table-cell>
          <table:table-cell office:value-type="float" office:value="0.490909090909091" calcext:value-type="float">
            <text:p>0.49090909090909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3.05" calcext:value-type="float">
            <text:p>3.05</text:p>
          </table:table-cell>
          <table:table-cell office:value-type="float" office:value="0.58997722095672" calcext:value-type="float">
            <text:p>0.5899772209567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9" calcext:value-type="float">
            <text:p>171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5.72" calcext:value-type="float">
            <text:p>5.72</text:p>
          </table:table-cell>
          <table:table-cell office:value-type="float" office:value="0.335889570552147" calcext:value-type="float">
            <text:p>0.335889570552147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4.28" calcext:value-type="float">
            <text:p>4.28</text:p>
          </table:table-cell>
          <table:table-cell office:value-type="float" office:value="0.453808752025932" calcext:value-type="float">
            <text:p>0.4538087520259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1" calcext:value-type="float">
            <text:p>172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4" calcext:value-type="float">
            <text:p>4</text:p>
          </table:table-cell>
          <table:table-cell office:value-type="float" office:value="0.474048442906574" calcext:value-type="float">
            <text:p>0.4740484429065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48" calcext:value-type="float">
            <text:p>3.48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3" calcext:value-type="float">
            <text:p>172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4.13" calcext:value-type="float">
            <text:p>4.13</text:p>
          </table:table-cell>
          <table:table-cell office:value-type="float" office:value="0.447058823529412" calcext:value-type="float">
            <text:p>0.4470588235294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.62" calcext:value-type="float">
            <text:p>2.6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17" calcext:value-type="float">
            <text:p>2.17</text:p>
          </table:table-cell>
          <table:table-cell office:value-type="float" office:value="0.694638694638695" calcext:value-type="float">
            <text:p>0.69463869463869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4.75" calcext:value-type="float">
            <text:p>4.75</text:p>
          </table:table-cell>
          <table:table-cell office:value-type="float" office:value="0.407094594594595" calcext:value-type="float">
            <text:p>0.40709459459459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43" calcext:value-type="float">
            <text:p>1.43</text:p>
          </table:table-cell>
          <table:table-cell office:value-type="float" office:value="0.766884531590414" calcext:value-type="float">
            <text:p>0.76688453159041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26" calcext:value-type="float">
            <text:p>0.26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9" calcext:value-type="float">
            <text:p>172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67" calcext:value-type="float">
            <text:p>0.67</text:p>
          </table:table-cell>
          <table:table-cell office:value-type="float" office:value="0.875894988066826" calcext:value-type="float">
            <text:p>0.87589498806682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0" calcext:value-type="float">
            <text:p>173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52" calcext:value-type="float">
            <text:p>0.52</text:p>
          </table:table-cell>
          <table:table-cell office:value-type="float" office:value="0.918114143920596" calcext:value-type="float">
            <text:p>0.91811414392059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1" calcext:value-type="float">
            <text:p>173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15" calcext:value-type="float">
            <text:p>0.15</text:p>
          </table:table-cell>
          <table:table-cell office:value-type="float" office:value="0.989528795811518" calcext:value-type="float">
            <text:p>0.98952879581151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1.74" calcext:value-type="float">
            <text:p>1.74</text:p>
          </table:table-cell>
          <table:table-cell office:value-type="float" office:value="0.729032258064516" calcext:value-type="float">
            <text:p>0.72903225806451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69" calcext:value-type="float">
            <text:p>0.69</text:p>
          </table:table-cell>
          <table:table-cell office:value-type="float" office:value="0.912371134020619" calcext:value-type="float">
            <text:p>0.91237113402061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34" calcext:value-type="float">
            <text:p>0.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6" calcext:value-type="float">
            <text:p>173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45" calcext:value-type="float">
            <text:p>0.45</text:p>
          </table:table-cell>
          <table:table-cell office:value-type="float" office:value="0.931989924433249" calcext:value-type="float">
            <text:p>0.93198992443324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7" calcext:value-type="float">
            <text:p>0.17</text:p>
          </table:table-cell>
          <table:table-cell office:value-type="float" office:value="0.974489795918367" calcext:value-type="float">
            <text:p>0.97448979591836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08" calcext:value-type="float">
            <text:p>0.08</text:p>
          </table:table-cell>
          <table:table-cell office:value-type="float" office:value="0.997395833333333" calcext:value-type="float">
            <text:p>0.99739583333333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1" calcext:value-type="float">
            <text:p>0.21</text:p>
          </table:table-cell>
          <table:table-cell office:value-type="float" office:value="0.984168865435356" calcext:value-type="float">
            <text:p>0.98416886543535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1" calcext:value-type="float">
            <text:p>174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31" calcext:value-type="float">
            <text:p>0.31</text:p>
          </table:table-cell>
          <table:table-cell office:value-type="float" office:value="0.971052631578947" calcext:value-type="float">
            <text:p>0.97105263157894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37" calcext:value-type="float">
            <text:p>0.37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83" calcext:value-type="float">
            <text:p>0.83</text:p>
          </table:table-cell>
          <table:table-cell office:value-type="float" office:value="0.884130982367758" calcext:value-type="float">
            <text:p>0.88413098236775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58" calcext:value-type="float">
            <text:p>0.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47" calcext:value-type="float">
            <text:p>0.47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6" calcext:value-type="float">
            <text:p>174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13" calcext:value-type="float">
            <text:p>0.13</text:p>
          </table:table-cell>
          <table:table-cell office:value-type="float" office:value="0.984496124031008" calcext:value-type="float">
            <text:p>0.98449612403100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15" calcext:value-type="float">
            <text:p>0.15</text:p>
          </table:table-cell>
          <table:table-cell office:value-type="float" office:value="0.986910994764398" calcext:value-type="float">
            <text:p>0.98691099476439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1" calcext:value-type="float">
            <text:p>0.11</text:p>
          </table:table-cell>
          <table:table-cell office:value-type="float" office:value="0.994778067885117" calcext:value-type="float">
            <text:p>0.99477806788511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3" calcext:value-type="float">
            <text:p>0.13</text:p>
          </table:table-cell>
          <table:table-cell office:value-type="float" office:value="0.984496124031008" calcext:value-type="float">
            <text:p>0.98449612403100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3" calcext:value-type="float">
            <text:p>0.63</text:p>
          </table:table-cell>
          <table:table-cell office:value-type="float" office:value="0.899262899262899" calcext:value-type="float">
            <text:p>0.89926289926289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1" calcext:value-type="float">
            <text:p>175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15" calcext:value-type="float">
            <text:p>0.1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43" calcext:value-type="float">
            <text:p>3.43</text:p>
          </table:table-cell>
          <table:table-cell office:value-type="float" office:value="0.574257425742574" calcext:value-type="float">
            <text:p>0.57425742574257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5" calcext:value-type="float">
            <text:p>175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19" calcext:value-type="float">
            <text:p>3.1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38" calcext:value-type="float">
            <text:p>3.38</text:p>
          </table:table-cell>
          <table:table-cell office:value-type="float" office:value="0.585858585858586" calcext:value-type="float">
            <text:p>0.5858585858585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21" calcext:value-type="float">
            <text:p>3.21</text:p>
          </table:table-cell>
          <table:table-cell office:value-type="float" office:value="0.569230769230769" calcext:value-type="float">
            <text:p>0.56923076923076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3.54" calcext:value-type="float">
            <text:p>3.54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613207547169811" calcext:value-type="float">
            <text:p>0.613207547169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22" calcext:value-type="float">
            <text:p>3.22</text:p>
          </table:table-cell>
          <table:table-cell office:value-type="float" office:value="0.645454545454546" calcext:value-type="float">
            <text:p>0.6454545454545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17" calcext:value-type="float">
            <text:p>3.17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40322580645161" calcext:value-type="float">
            <text:p>0.54032258064516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31" calcext:value-type="float">
            <text:p>3.31</text:p>
          </table:table-cell>
          <table:table-cell office:value-type="float" office:value="0.534883720930232" calcext:value-type="float">
            <text:p>0.5348837209302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5" calcext:value-type="float">
            <text:p>176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3.25" calcext:value-type="float">
            <text:p>3.25</text:p>
          </table:table-cell>
          <table:table-cell office:value-type="float" office:value="0.660550458715596" calcext:value-type="float">
            <text:p>0.6605504587155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580952380952381" calcext:value-type="float">
            <text:p>0.5809523809523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51" calcext:value-type="float">
            <text:p>3.51</text:p>
          </table:table-cell>
          <table:table-cell office:value-type="float" office:value="0.460869565217391" calcext:value-type="float">
            <text:p>0.46086956521739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8" calcext:value-type="float">
            <text:p>176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.49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28" calcext:value-type="float">
            <text:p>3.28</text:p>
          </table:table-cell>
          <table:table-cell office:value-type="float" office:value="0.492647058823529" calcext:value-type="float">
            <text:p>0.4926470588235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41" calcext:value-type="float">
            <text:p>3.4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36" calcext:value-type="float">
            <text:p>3.36</text:p>
          </table:table-cell>
          <table:table-cell office:value-type="float" office:value="0.544642857142857" calcext:value-type="float">
            <text:p>0.54464285714285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4" calcext:value-type="float">
            <text:p>177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426229508196721" calcext:value-type="float">
            <text:p>0.4262295081967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29" calcext:value-type="float">
            <text:p>3.29</text:p>
          </table:table-cell>
          <table:table-cell office:value-type="float" office:value="0.456375838926174" calcext:value-type="float">
            <text:p>0.45637583892617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5.49" calcext:value-type="float">
            <text:p>5.49</text:p>
          </table:table-cell>
          <table:table-cell office:value-type="float" office:value="0.186813186813187" calcext:value-type="float">
            <text:p>0.1868131868131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6.11" calcext:value-type="float">
            <text:p>6.11</text:p>
          </table:table-cell>
          <table:table-cell office:value-type="float" office:value="0.135693215339233" calcext:value-type="float">
            <text:p>0.13569321533923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5.77" calcext:value-type="float">
            <text:p>5.77</text:p>
          </table:table-cell>
          <table:table-cell office:value-type="float" office:value="0.109929078014184" calcext:value-type="float">
            <text:p>0.10992907801418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6.18" calcext:value-type="float">
            <text:p>6.18</text:p>
          </table:table-cell>
          <table:table-cell office:value-type="float" office:value="0.0484429065743945" calcext:value-type="float">
            <text:p>0.048442906574394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6.34" calcext:value-type="float">
            <text:p>6.34</text:p>
          </table:table-cell>
          <table:table-cell office:value-type="float" office:value="0.0483870967741936" calcext:value-type="float">
            <text:p>0.048387096774193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1" calcext:value-type="float">
            <text:p>178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6.28" calcext:value-type="float">
            <text:p>6.28</text:p>
          </table:table-cell>
          <table:table-cell office:value-type="float" office:value="0.249520153550864" calcext:value-type="float">
            <text:p>0.24952015355086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2" calcext:value-type="float">
            <text:p>178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6.21" calcext:value-type="float">
            <text:p>6.21</text:p>
          </table:table-cell>
          <table:table-cell office:value-type="float" office:value="0.0684039087947883" calcext:value-type="float">
            <text:p>0.068403908794788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3" calcext:value-type="float">
            <text:p>178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5.68" calcext:value-type="float">
            <text:p>5.68</text:p>
          </table:table-cell>
          <table:table-cell office:value-type="float" office:value="0.188271604938272" calcext:value-type="float">
            <text:p>0.18827160493827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4" calcext:value-type="float">
            <text:p>178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6.48" calcext:value-type="float">
            <text:p>6.48</text:p>
          </table:table-cell>
          <table:table-cell office:value-type="float" office:value="0.134366925064599" calcext:value-type="float">
            <text:p>0.1343669250645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6.14" calcext:value-type="float">
            <text:p>6.14</text:p>
          </table:table-cell>
          <table:table-cell office:value-type="float" office:value="0.0879478827361564" calcext:value-type="float">
            <text:p>0.087947882736156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6" calcext:value-type="float">
            <text:p>178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6.64" calcext:value-type="float">
            <text:p>6.64</text:p>
          </table:table-cell>
          <table:table-cell office:value-type="float" office:value="0.0514285714285714" calcext:value-type="float">
            <text:p>0.051428571428571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6" calcext:value-type="float">
            <text:p>6</text:p>
          </table:table-cell>
          <table:table-cell office:value-type="float" office:value="0.130990415335463" calcext:value-type="float">
            <text:p>0.13099041533546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6.39" calcext:value-type="float">
            <text:p>6.39</text:p>
          </table:table-cell>
          <table:table-cell office:value-type="float" office:value="0.0809248554913295" calcext:value-type="float">
            <text:p>0.080924855491329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9" calcext:value-type="float">
            <text:p>178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6.25" calcext:value-type="float">
            <text:p>6.25</text:p>
          </table:table-cell>
          <table:table-cell office:value-type="float" office:value="0.0903426791277258" calcext:value-type="float">
            <text:p>0.090342679127725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6.07" calcext:value-type="float">
            <text:p>6.07</text:p>
          </table:table-cell>
          <table:table-cell office:value-type="float" office:value="0.0742049469964664" calcext:value-type="float">
            <text:p>0.074204946996466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5.97" calcext:value-type="float">
            <text:p>5.97</text:p>
          </table:table-cell>
          <table:table-cell office:value-type="float" office:value="0.0542635658914729" calcext:value-type="float">
            <text:p>0.054263565891472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5.5" calcext:value-type="float">
            <text:p>5.5</text:p>
          </table:table-cell>
          <table:table-cell office:value-type="float" office:value="0.286729857819905" calcext:value-type="float">
            <text:p>0.28672985781990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5.76" calcext:value-type="float">
            <text:p>5.76</text:p>
          </table:table-cell>
          <table:table-cell office:value-type="float" office:value="0.149837133550489" calcext:value-type="float">
            <text:p>0.14983713355048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6.28" calcext:value-type="float">
            <text:p>6.28</text:p>
          </table:table-cell>
          <table:table-cell office:value-type="float" office:value="0.135057471264368" calcext:value-type="float">
            <text:p>0.13505747126436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6.19" calcext:value-type="float">
            <text:p>6.19</text:p>
          </table:table-cell>
          <table:table-cell office:value-type="float" office:value="0.0876623376623377" calcext:value-type="float">
            <text:p>0.087662337662337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6" calcext:value-type="float">
            <text:p>179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6.59" calcext:value-type="float">
            <text:p>6.59</text:p>
          </table:table-cell>
          <table:table-cell office:value-type="float" office:value="0.0545454545454545" calcext:value-type="float">
            <text:p>0.054545454545454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6.14" calcext:value-type="float">
            <text:p>6.14</text:p>
          </table:table-cell>
          <table:table-cell office:value-type="float" office:value="0.0479452054794521" calcext:value-type="float">
            <text:p>0.047945205479452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6.88" calcext:value-type="float">
            <text:p>6.88</text:p>
          </table:table-cell>
          <table:table-cell office:value-type="float" office:value="0.0723514211886305" calcext:value-type="float">
            <text:p>0.072351421188630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5.72" calcext:value-type="float">
            <text:p>5.72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1" calcext:value-type="float">
            <text:p>180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594936708860759" calcext:value-type="float">
            <text:p>0.5949367088607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32394366197183" calcext:value-type="float">
            <text:p>0.7323943661971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8" calcext:value-type="float">
            <text:p>0.8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7" calcext:value-type="float">
            <text:p>180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475247524752475" calcext:value-type="float">
            <text:p>0.4752475247524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0" calcext:value-type="float">
            <text:p>181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4875" calcext:value-type="float">
            <text:p>0.4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26027397260274" calcext:value-type="float">
            <text:p>0.7260273972602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484536082474227" calcext:value-type="float">
            <text:p>0.4845360824742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440860215053763" calcext:value-type="float">
            <text:p>0.44086021505376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9" calcext:value-type="float">
            <text:p>181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623188405797101" calcext:value-type="float">
            <text:p>0.6231884057971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1" calcext:value-type="float">
            <text:p>182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311594202898551" calcext:value-type="float">
            <text:p>0.31159420289855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2" calcext:value-type="float">
            <text:p>182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3" calcext:value-type="float">
            <text:p>182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05660377358491" calcext:value-type="float">
            <text:p>0.9056603773584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5" calcext:value-type="float">
            <text:p>182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6" calcext:value-type="float">
            <text:p>182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7" calcext:value-type="float">
            <text:p>182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8" calcext:value-type="float">
            <text:p>182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81132075471698" calcext:value-type="float">
            <text:p>0.9811320754716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1" calcext:value-type="float">
            <text:p>183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3" calcext:value-type="float">
            <text:p>183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4" calcext:value-type="float">
            <text:p>183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9" calcext:value-type="float">
            <text:p>183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2" calcext:value-type="float">
            <text:p>184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3" calcext:value-type="float">
            <text:p>184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5" calcext:value-type="float">
            <text:p>184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6" calcext:value-type="float">
            <text:p>184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7" calcext:value-type="float">
            <text:p>184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66101694915254" calcext:value-type="float">
            <text:p>0.9661016949152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9" calcext:value-type="float">
            <text:p>184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1" calcext:value-type="float">
            <text:p>185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4" calcext:value-type="float">
            <text:p>185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6" calcext:value-type="float">
            <text:p>185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527777777777778" calcext:value-type="float">
            <text:p>0.52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7" calcext:value-type="float">
            <text:p>185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9" calcext:value-type="float">
            <text:p>185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45945945945946" calcext:value-type="float">
            <text:p>0.459459459459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1" calcext:value-type="float">
            <text:p>186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4" calcext:value-type="float">
            <text:p>186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0.439024390243902" calcext:value-type="float">
            <text:p>0.4390243902439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7" calcext:value-type="float">
            <text:p>186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9" calcext:value-type="float">
            <text:p>186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377777777777778" calcext:value-type="float">
            <text:p>0.3777777777777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1" calcext:value-type="float">
            <text:p>187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518518518518518" calcext:value-type="float">
            <text:p>0.5185185185185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2" calcext:value-type="float">
            <text:p>187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028169014084507" calcext:value-type="float">
            <text:p>0.02816901408450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3" calcext:value-type="float">
            <text:p>187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3.7" calcext:value-type="float">
            <text:p>3.7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08" calcext:value-type="float">
            <text:p>0.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3.53333333333333" calcext:value-type="float">
            <text:p>3.53333333333333</text:p>
          </table:table-cell>
          <table:table-cell office:value-type="float" office:value="0.0857142857142857" calcext:value-type="float">
            <text:p>0.08571428571428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6" calcext:value-type="float">
            <text:p>187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3.7" calcext:value-type="float">
            <text:p>3.7</text:p>
          </table:table-cell>
          <table:table-cell office:value-type="float" office:value="0.0533333333333333" calcext:value-type="float">
            <text:p>0.05333333333333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4" calcext:value-type="float">
            <text:p>4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8" calcext:value-type="float">
            <text:p>187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3.63333333333333" calcext:value-type="float">
            <text:p>3.63333333333333</text:p>
          </table:table-cell>
          <table:table-cell office:value-type="float" office:value="0.0428571428571429" calcext:value-type="float">
            <text:p>0.04285714285714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9" calcext:value-type="float">
            <text:p>187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0625" calcext:value-type="float">
            <text:p>0.0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3.53333333333333" calcext:value-type="float">
            <text:p>3.53333333333333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0759493670886076" calcext:value-type="float">
            <text:p>0.07594936708860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2" calcext:value-type="float">
            <text:p>188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0727272727272727" calcext:value-type="float">
            <text:p>0.0727272727272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4.53333333333333" calcext:value-type="float">
            <text:p>4.53333333333333</text:p>
          </table:table-cell>
          <table:table-cell office:value-type="float" office:value="0.0102040816326531" calcext:value-type="float">
            <text:p>0.01020408163265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0298507462686567" calcext:value-type="float">
            <text:p>0.02985074626865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4.43333333333333" calcext:value-type="float">
            <text:p>4.43333333333333</text:p>
          </table:table-cell>
          <table:table-cell office:value-type="float" office:value="0.0229885057471264" calcext:value-type="float">
            <text:p>0.02298850574712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3.76666666666667" calcext:value-type="float">
            <text:p>3.76666666666667</text:p>
          </table:table-cell>
          <table:table-cell office:value-type="float" office:value="0.075" calcext:value-type="float">
            <text:p>0.0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4.86666666666667" calcext:value-type="float">
            <text:p>4.86666666666667</text:p>
          </table:table-cell>
          <table:table-cell office:value-type="float" office:value="0.00925925925925926" calcext:value-type="float">
            <text:p>0.009259259259259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8" calcext:value-type="float">
            <text:p>188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0363636363636364" calcext:value-type="float">
            <text:p>0.03636363636363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9" calcext:value-type="float">
            <text:p>188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0.171052631578947" calcext:value-type="float">
            <text:p>0.17105263157894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0" calcext:value-type="float">
            <text:p>189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3.06666666666667" calcext:value-type="float">
            <text:p>3.06666666666667</text:p>
          </table:table-cell>
          <table:table-cell office:value-type="float" office:value="0.135593220338983" calcext:value-type="float">
            <text:p>0.1355932203389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1" calcext:value-type="float">
            <text:p>189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0222222222222222" calcext:value-type="float">
            <text:p>0.02222222222222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0625" calcext:value-type="float">
            <text:p>0.0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0.0229885057471264" calcext:value-type="float">
            <text:p>0.02298850574712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3.46666666666667" calcext:value-type="float">
            <text:p>3.46666666666667</text:p>
          </table:table-cell>
          <table:table-cell office:value-type="float" office:value="0.10958904109589" calcext:value-type="float">
            <text:p>0.109589041095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6" calcext:value-type="float">
            <text:p>189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898" calcext:value-type="float">
            <text:p>189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899" calcext:value-type="float">
            <text:p>1899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0" calcext:value-type="float">
            <text:p>190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64" calcext:value-type="float">
            <text:p>0.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1" calcext:value-type="float">
            <text:p>190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3" calcext:value-type="float">
            <text:p>190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5" calcext:value-type="float">
            <text:p>190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6" calcext:value-type="float">
            <text:p>190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7" calcext:value-type="float">
            <text:p>190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3" calcext:value-type="float">
            <text:p>191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4" calcext:value-type="float">
            <text:p>191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1" calcext:value-type="float">
            <text:p>192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4" calcext:value-type="float">
            <text:p>192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6" calcext:value-type="float">
            <text:p>192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7" calcext:value-type="float">
            <text:p>193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9" calcext:value-type="float">
            <text:p>193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0" calcext:value-type="float">
            <text:p>194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1" calcext:value-type="float">
            <text:p>194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2" calcext:value-type="float">
            <text:p>194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2.2" calcext:value-type="float">
            <text:p>2.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6" calcext:value-type="float">
            <text:p>194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7" calcext:value-type="float">
            <text:p>1947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8" calcext:value-type="float">
            <text:p>194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9" calcext:value-type="float">
            <text:p>194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2" calcext:value-type="float">
            <text:p>195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5" calcext:value-type="float">
            <text:p>195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7" calcext:value-type="float">
            <text:p>1.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9" calcext:value-type="float">
            <text:p>195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2.1" calcext:value-type="float">
            <text:p>2.1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NV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NV</text:p>
          </table:table-cell>
          <table:table-cell office:value-type="float" office:value="2.6" calcext:value-type="float">
            <text:p>2.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NV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NV</text:p>
          </table:table-cell>
          <table:table-cell office:value-type="float" office:value="2.9" calcext:value-type="float">
            <text:p>2.9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NV</text:p>
          </table:table-cell>
          <table:table-cell office:value-type="float" office:value="2.6" calcext:value-type="float">
            <text:p>2.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NV</text:p>
          </table:table-cell>
          <table:table-cell office:value-type="float" office:value="1.8" calcext:value-type="float">
            <text:p>1.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NV</text:p>
          </table:table-cell>
          <table:table-cell office:value-type="float" office:value="2.3" calcext:value-type="float">
            <text:p>2.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NV</text:p>
          </table:table-cell>
          <table:table-cell office:value-type="float" office:value="2.6" calcext:value-type="float">
            <text:p>2.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NV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NV</text:p>
          </table:table-cell>
          <table:table-cell office:value-type="float" office:value="2.1" calcext:value-type="float">
            <text:p>2.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NV</text:p>
          </table:table-cell>
          <table:table-cell office:value-type="float" office:value="1.8" calcext:value-type="float">
            <text:p>1.8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NV</text:p>
          </table:table-cell>
          <table:table-cell office:value-type="float" office:value="3.2" calcext:value-type="float">
            <text:p>3.2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NV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NV</text:p>
          </table:table-cell>
          <table:table-cell office:value-type="float" office:value="3.5" calcext:value-type="float">
            <text:p>3.5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NV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NV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NV</text:p>
          </table:table-cell>
          <table:table-cell office:value-type="float" office:value="1.9" calcext:value-type="float">
            <text:p>1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NV</text:p>
          </table:table-cell>
          <table:table-cell office:value-type="float" office:value="2.7" calcext:value-type="float">
            <text:p>2.7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</table:table>
      <table:named-expressions/>
      <table:database-ranges>
        <table:database-range table:name="__Anonymous_Sheet_DB__0" table:target-range-address="Sheet1.A1:Sheet1.I1993" table:display-filter-buttons="true">
          <table:filter>
            <table:filter-and>
              <table:filter-condition table:value="GOLEM-NV" table:operator="=" table:field-number="4"/>
              <table:filter-condition table:data-type="number" table:value="10" table:operator="=" table:field-number="2"/>
              <table:filter-condition table:value="SF4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24T22:17:46.271267686</dc:date>
    <meta:editing-duration>PT10H20M22S</meta:editing-duration>
    <meta:editing-cycles>1</meta:editing-cycles>
    <meta:document-statistic meta:table-count="1" meta:cell-count="17936" meta:object-count="0"/>
  </office:meta>
</office:document-meta>
</file>